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styles.xml" manifest:media-type="text/xml"/>
  <manifest:file-entry manifest:full-path="ObjectReplacements/Object 89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8" manifest:media-type=""/>
  <manifest:file-entry manifest:full-path="ObjectReplacements/Object 99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3" manifest:media-type="application/vnd.oasis.opendocument.formula"/>
  <manifest:file-entry manifest:full-path="settings.xml" manifest:media-type="text/xml"/>
  <manifest:file-entry manifest:full-path="Pictures/1000000000000462000000587CE155E8D689C890.png" manifest:media-type="image/png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88/settings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Thumbnails/thumbnail.png" manifest:media-type="image/png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" manifest:version="1.3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meta.xml" manifest:media-type="text/xml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7/settings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00/content.xml" manifest:media-type="text/xml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roman" style:font-pitch="variable"/>
    <style:font-face style:name="Lucida Sans2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SimSun" svg:font-family="SimSun" style:font-pitch="variable"/>
    <style:font-face style:name="SimSun1" svg:font-family="SimSun" style:font-family-generic="roman" style:font-pitch="variable"/>
    <style:font-face style:name="SimSun2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P1" style:family="paragraph" style:parent-style-name="Header">
      <style:text-properties officeooo:rsid="001ec9c5" officeooo:paragraph-rsid="001ec9c5"/>
    </style:style>
    <style:style style:name="P2" style:family="paragraph" style:parent-style-name="Header">
      <style:text-properties officeooo:rsid="00246d68" officeooo:paragraph-rsid="00246d68"/>
    </style:style>
    <style:style style:name="P3" style:family="paragraph" style:parent-style-name="Footer">
      <style:paragraph-properties fo:margin-left="1cm" fo:margin-right="1.101cm" fo:text-align="start" style:justify-single-word="false" fo:text-indent="0cm" style:auto-text-indent="false"/>
      <style:text-properties fo:font-variant="small-caps" fo:color="#003281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Footer">
      <style:paragraph-properties fo:margin-left="1cm" fo:margin-right="1cm" fo:text-align="end" style:justify-single-word="false" fo:text-indent="0cm" style:auto-text-indent="false"/>
      <style:text-properties fo:font-variant="small-caps" fo:color="#003281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248e62"/>
    </style:style>
    <style:style style:name="P6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2f9e5"/>
    </style:style>
    <style:style style:name="P7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1" style:family="paragraph" style:parent-style-name="Header">
      <style:text-properties fo:font-size="3pt" style:font-size-asian="4pt" style:font-size-complex="4pt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5" style:family="paragraph" style:parent-style-name="Footer">
      <style:text-properties officeooo:rsid="00178920" officeooo:paragraph-rsid="00178920"/>
    </style:style>
    <style:style style:name="P1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7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loext:opacity="0%" fo:font-style="normal" officeooo:paragraph-rsid="02746c1d" style:font-style-asian="normal" style:font-style-complex="normal"/>
    </style:style>
    <style:style style:name="P19" style:family="paragraph" style:parent-style-name="Header">
      <style:text-properties fo:font-size="14pt" style:font-size-asian="14pt" style:font-size-complex="14pt"/>
    </style:style>
    <style:style style:name="P20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1" style:family="paragraph" style:parent-style-name="Standard">
      <style:text-properties fo:font-size="6pt" style:font-size-asian="6pt" style:font-size-complex="6pt"/>
    </style:style>
    <style:style style:name="P22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text-properties officeooo:paragraph-rsid="00c384cf"/>
    </style:style>
    <style:style style:name="P24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25" style:family="paragraph" style:parent-style-name="_5f_Paragraphe_20_livret_20_">
      <style:text-properties fo:font-size="4pt" officeooo:paragraph-rsid="0286c52c"/>
    </style:style>
    <style:style style:name="P26" style:family="paragraph" style:parent-style-name="FILET_5f_POINTILLES">
      <style:text-properties officeooo:paragraph-rsid="02893725"/>
    </style:style>
    <style:style style:name="P27" style:family="paragraph" style:parent-style-name="Footer">
      <style:text-properties fo:text-transform="uppercase" fo:color="#808080" loext:opacity="100%" style:font-name="Bitstream Vera Sans7" fo:font-size="9pt" officeooo:rsid="028f5c0f" officeooo:paragraph-rsid="028f5c0f" fo:background-color="transparent"/>
    </style:style>
    <style:style style:name="P28" style:family="paragraph" style:parent-style-name="_5f_Footer_20_page_20_paire_20__28_G_29_">
      <style:text-properties officeooo:paragraph-rsid="02cdb06c"/>
    </style:style>
    <style:style style:name="P29" style:family="paragraph" style:parent-style-name="_5f_Footer_20_page_20_paire_20__28_G_29_"/>
    <style:style style:name="P30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7" fo:font-size="11pt" fo:font-style="normal" fo:font-weight="bold" officeooo:rsid="00375438" officeooo:paragraph-rsid="00375438" fo:background-color="transparent" style:font-size-asian="11pt" style:font-style-asian="normal" style:font-weight-asian="bold" style:font-size-complex="11pt" style:font-style-complex="normal" style:font-weight-complex="normal"/>
    </style:style>
    <style:style style:name="P31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7" fo:font-size="11pt" fo:font-style="normal" fo:font-weight="bold" officeooo:rsid="00375438" officeooo:paragraph-rsid="0272f9e5" fo:background-color="transparent" style:font-size-asian="11pt" style:font-style-asian="normal" style:font-weight-asian="bold" style:font-size-complex="11pt" style:font-style-complex="normal" style:font-weight-complex="normal"/>
    </style:style>
    <style:style style:name="P32" style:family="paragraph" style:parent-style-name="_5f_Paragraphe_20_livret_20_réponse_20_élève" style:list-style-name=""/>
    <style:style style:name="P33" style:family="paragraph" style:parent-style-name="_5f_Paragraphe_20_livret_20_réponse_20_élève" style:list-style-name="">
      <style:text-properties officeooo:paragraph-rsid="0286c52c"/>
    </style:style>
    <style:style style:name="P34" style:family="paragraph" style:parent-style-name="_5f_Paragraphe_20_énoncé_20_après_20_numéro_20_question_20_abc" style:list-style-name="_5f_Numérotation_20_des_20_exercices_20_livrets"/>
    <style:style style:name="P35" style:family="paragraph" style:parent-style-name="_5f_Titre_20_d_27_exercices_20_livret" style:list-style-name="_5f_Numérotation_20_des_20_exercices_20_livrets"/>
    <style:style style:name="P36" style:family="paragraph" style:parent-style-name="_5f_Titre_20_d_27_exercices_20_livret_20_sans_20_titre_20_avec_20_num_20_exo" style:master-page-name="SERIE_5f_G_5f_GAUCHE_5f_ET_5f_DROITE_5f_2COL">
      <style:paragraph-properties style:page-number="auto"/>
    </style:style>
    <style:style style:name="P37" style:family="paragraph" style:parent-style-name="_5f_Titre_20_d_27_exercices_20_livret_20_sans_20_titre_20_avec_20_num_20_exo" style:list-style-name="_5f_Numérotation_20_des_20_exercices_20_livrets">
      <style:text-properties officeooo:paragraph-rsid="0290249e"/>
    </style:style>
    <style:style style:name="P38" style:family="paragraph">
      <loext:graphic-properties draw:fill-color="#2a6099"/>
      <style:paragraph-properties fo:text-align="center"/>
    </style:style>
    <style:style style:name="P39" style:family="paragraph">
      <style:paragraph-properties fo:text-align="center"/>
    </style:style>
    <style:style style:name="P4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41" style:family="paragraph">
      <loext:graphic-properties draw:fill="solid" draw:fill-color="#7fb241"/>
    </style:style>
    <style:style style:name="P42" style:family="paragraph">
      <loext:graphic-properties draw:fill="solid" draw:fill-color="#d7e12c"/>
    </style:style>
    <style:style style:name="P4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4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5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7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7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style:paragraph-properties fo:margin-left="0cm" fo:margin-right="0cm" fo:margin-top="0cm" fo:margin-bottom="0cm" fo:line-height="100%" fo:text-indent="0cm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style:text-outline="false" style:text-line-through-style="none" style:text-line-through-type="none" style:font-name="Bitstream Vera Sans7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9pt" style:font-style-asian="normal" style:font-weight-asian="normal" style:font-name-complex="Arial" style:font-size-complex="9pt" style:font-style-complex="normal" style:font-weight-complex="normal" style:text-emphasize="none" style:text-scale="100%" style:font-relief="none" style:text-overline-style="none" style:text-overline-color="font-color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style:text-outline="false" style:text-line-through-style="none" style:text-line-through-type="none" style:font-name="Bitstream Vera Sans7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5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7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7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style:text-outline="false" style:text-line-through-style="none" style:text-line-through-type="none" style:font-name="Bitstream Vera Sans7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9pt" style:font-style-asian="normal" style:font-weight-asian="normal" style:font-name-complex="Arial" style:font-size-complex="9pt" style:font-style-complex="normal" style:font-weight-complex="normal" style:text-emphasize="none" style:text-scale="100%" style:font-relief="none"/>
    </style:style>
    <style:style style:name="P53" style:family="paragraph">
      <loext:graphic-properties draw:fill="solid" draw:fill-color="#bf33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7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9d0f89" loext:opacity="100%" style:text-outline="false" style:text-line-through-style="none" style:text-line-through-type="none" style:font-name="Bitstream Vera Sans7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9pt" style:font-style-asian="normal" style:font-weight-asian="normal" style:font-name-complex="Arial" style:font-size-complex="9pt" style:font-style-complex="normal" style:font-weight-complex="normal" style:text-emphasize="none" style:text-scale="100%" style:font-relief="none" style:text-overline-style="none" style:text-overline-color="font-color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ca2b8" loext:opacity="100%" style:text-outline="false" style:text-line-through-style="none" style:text-line-through-type="none" style:font-name="Bitstream Vera Sans7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9pt" style:font-style-asian="normal" style:font-weight-asian="normal" style:font-name-complex="Arial" style:font-size-complex="9pt" style:font-style-complex="normal" style:font-weight-complex="normal" style:text-emphasize="none" style:text-scale="100%" style:font-relief="none" style:text-overline-style="none" style:text-overline-color="font-color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ffffff" loext:opacity="100%" style:text-outline="false" style:text-line-through-style="none" style:text-line-through-type="none" style:font-name="Bitstream Vera Sans7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5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7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7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7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9pt" style:font-style-asian="normal" style:font-weight-asian="normal" style:font-name-complex="Arial" style:font-size-complex="9pt" style:font-style-complex="normal" style:font-weight-complex="normal" style:text-emphasize="none" style:text-scale="100%" style:font-relief="none" style:text-overline-style="none" style:text-overline-color="font-color"/>
    </style:style>
    <style:style style:name="P6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16d78"/>
    </style:style>
    <style:style style:name="T2" style:family="text">
      <style:text-properties officeooo:rsid="0272f9e5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small-caps" fo:font-size="15pt" style:font-size-asian="15pt" style:font-size-complex="15pt"/>
    </style:style>
    <style:style style:name="T5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6" style:family="text">
      <style:text-properties fo:font-variant="small-caps" officeooo:rsid="00990660"/>
    </style:style>
    <style:style style:name="T7" style:family="text">
      <style:text-properties fo:font-variant="small-caps" officeooo:rsid="0054f64f"/>
    </style:style>
    <style:style style:name="T8" style:family="text">
      <style:text-properties fo:font-variant="small-caps" officeooo:rsid="00b5d2d1"/>
    </style:style>
    <style:style style:name="T9" style:family="text">
      <style:text-properties fo:font-variant="small-caps" officeooo:rsid="00b6801f"/>
    </style:style>
    <style:style style:name="T10" style:family="text">
      <style:text-properties style:use-window-font-color="true" loext:opacity="0%"/>
    </style:style>
    <style:style style:name="T11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12" style:family="text">
      <style:text-properties style:use-window-font-color="true" loext:opacity="0%" style:font-name="Bitstream Vera Sans1" fo:font-size="9pt" style:font-size-asian="9pt" style:font-size-complex="9pt"/>
    </style:style>
    <style:style style:name="T13" style:family="text">
      <style:text-properties style:use-window-font-color="true" loext:opacity="0%" style:font-name="Bitstream Vera Sans1" fo:font-size="9pt" officeooo:rsid="0290249e" style:font-size-asian="9pt" style:font-size-complex="9pt"/>
    </style:style>
    <style:style style:name="T14" style:family="text">
      <style:text-properties style:use-window-font-color="true" loext:opacity="0%" style:font-name="Bitstream Vera Sans1" fo:font-size="9pt" fo:font-style="normal" fo:font-weight="normal" officeooo:rsid="0290249e" style:font-size-asian="9pt" style:font-size-complex="9pt"/>
    </style:style>
    <style:style style:name="T15" style:family="text">
      <style:text-properties style:use-window-font-color="true" loext:opacity="0%" style:font-name="Bitstream Vera Sans1" fo:font-size="10pt" officeooo:rsid="01ff8c15" style:font-size-asian="10pt" style:font-size-complex="10pt"/>
    </style:style>
    <style:style style:name="T16" style:family="text">
      <style:text-properties style:use-window-font-color="true" loext:opacity="0%" style:font-name="Bitstream Vera Sans1" fo:font-size="10pt" officeooo:rsid="01f97bf5" style:font-size-asian="10pt" style:font-size-complex="10pt"/>
    </style:style>
    <style:style style:name="T17" style:family="text">
      <style:text-properties style:use-window-font-color="true" loext:opacity="0%" style:font-name="Bitstream Vera Sans1" fo:font-size="10pt" officeooo:rsid="01fc977e" style:font-size-asian="10pt" style:font-size-complex="10pt"/>
    </style:style>
    <style:style style:name="T18" style:family="text">
      <style:text-properties style:use-window-font-color="true" loext:opacity="0%" style:font-name="Bitstream Vera Sans1" fo:font-size="10pt" officeooo:rsid="0290249e" style:font-size-asian="10pt" style:font-size-complex="10pt"/>
    </style:style>
    <style:style style:name="T19" style:family="text">
      <style:text-properties style:use-window-font-color="true" loext:opacity="0%" style:font-name="Bitstream Vera Sans1" fo:font-size="10pt" fo:font-style="normal" fo:font-weight="normal" officeooo:rsid="0290249e" style:font-size-asian="10pt" style:font-size-complex="10pt"/>
    </style:style>
    <style:style style:name="T20" style:family="text">
      <style:text-properties style:use-window-font-color="true" loext:opacity="0%" style:text-position="0% 100%" fo:font-size="10pt" officeooo:rsid="01df9229" style:font-name-asian="OpenSymbol" style:font-size-asian="10pt" style:font-style-asian="normal" style:font-name-complex="OpenSymbol" style:font-size-complex="10pt" style:font-style-complex="normal"/>
    </style:style>
    <style:style style:name="T21" style:family="text">
      <style:text-properties style:use-window-font-color="true" loext:opacity="0%" style:text-position="0% 100%" fo:font-size="10pt" officeooo:rsid="01f97bf5" style:font-name-asian="OpenSymbol" style:font-size-asian="10pt" style:font-style-asian="normal" style:font-name-complex="OpenSymbol" style:font-size-complex="10pt" style:font-style-complex="normal"/>
    </style:style>
    <style:style style:name="T22" style:family="text">
      <style:text-properties style:use-window-font-color="true" loext:opacity="0%" fo:font-size="9pt" style:font-size-asian="9pt" style:font-size-complex="9pt"/>
    </style:style>
    <style:style style:name="T23" style:family="text">
      <style:text-properties style:use-window-font-color="true" loext:opacity="0%" style:font-name="Bitstream Vera Sans6" fo:font-size="10pt" fo:font-style="normal" officeooo:rsid="01ff8c15" fo:background-color="transparent" loext:char-shading-value="0" style:font-size-asian="10pt" style:font-size-complex="10pt"/>
    </style:style>
    <style:style style:name="T24" style:family="text">
      <style:text-properties style:use-window-font-color="true" loext:opacity="0%" fo:font-size="10pt" style:font-size-asian="10pt" style:font-size-complex="10pt"/>
    </style:style>
    <style:style style:name="T25" style:family="text">
      <style:text-properties style:use-window-font-color="true" loext:opacity="0%" fo:font-size="10pt" officeooo:rsid="01fe79f1" style:font-size-asian="10pt" style:font-size-complex="10pt"/>
    </style:style>
    <style:style style:name="T26" style:family="text">
      <style:text-properties style:use-window-font-color="true" loext:opacity="0%" fo:font-size="10pt" officeooo:rsid="01fe1852" style:font-size-asian="10pt" style:font-size-complex="10pt"/>
    </style:style>
    <style:style style:name="T27" style:family="text">
      <style:text-properties style:use-window-font-color="true" loext:opacity="0%" fo:font-size="10pt" officeooo:rsid="01fc977e" style:font-size-asian="10pt" style:font-size-complex="10pt"/>
    </style:style>
    <style:style style:name="T28" style:family="text">
      <style:text-properties style:use-window-font-color="true" loext:opacity="0%" fo:font-size="10pt" officeooo:rsid="01ff8c15" style:font-size-asian="10pt" style:font-size-complex="10pt"/>
    </style:style>
    <style:style style:name="T29" style:family="text">
      <style:text-properties style:use-window-font-color="true" loext:opacity="0%" fo:font-size="10pt" officeooo:rsid="0290249e" style:font-size-asian="10pt" style:font-size-complex="10pt"/>
    </style:style>
    <style:style style:name="T30" style:family="text">
      <style:text-properties style:use-window-font-color="true" loext:opacity="0%" fo:font-style="normal" style:font-style-asian="normal" style:font-style-complex="normal"/>
    </style:style>
    <style:style style:name="T31" style:family="text">
      <style:text-properties style:use-window-font-color="true" loext:opacity="0%" style:font-name="Bitstream Vera Sans7" fo:font-size="10pt" fo:font-style="normal" officeooo:rsid="0275abb9" style:font-style-asian="normal" style:font-style-complex="normal"/>
    </style:style>
    <style:style style:name="T32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T33" style:family="text">
      <style:text-properties fo:text-transform="uppercase" fo:color="#808080" loext:opacity="100%" style:font-name="Bitstream Vera Sans7" fo:font-size="9pt" officeooo:rsid="015f088a" fo:background-color="transparent" loext:char-shading-value="0"/>
    </style:style>
    <style:style style:name="T34" style:family="text">
      <style:text-properties fo:text-transform="uppercase" fo:color="#808080" loext:opacity="100%" style:font-name="Bitstream Vera Sans7" fo:font-size="9pt" officeooo:rsid="00d8520c" fo:background-color="transparent" loext:char-shading-value="0"/>
    </style:style>
    <style:style style:name="T35" style:family="text">
      <style:text-properties officeooo:rsid="002925a2"/>
    </style:style>
    <style:style style:name="T36" style:family="text">
      <style:text-properties officeooo:rsid="002b33ed"/>
    </style:style>
    <style:style style:name="T37" style:family="text">
      <style:text-properties fo:color="#b2b2b2" loext:opacity="100%" style:text-position="0% 100%" fo:font-size="10pt" officeooo:rsid="01df9229" style:font-name-asian="OpenSymbol" style:font-size-asian="10pt" style:font-style-asian="normal" style:font-name-complex="OpenSymbol" style:font-size-complex="10pt" style:font-style-complex="normal"/>
    </style:style>
    <style:style style:name="T38" style:family="text">
      <style:text-properties fo:color="#000000" loext:opacity="100%" style:font-name="Bitstream Vera Sans1" fo:font-style="normal" fo:font-weight="normal" officeooo:rsid="001ace64" style:font-style-asian="normal" style:font-style-complex="normal"/>
    </style:style>
    <style:style style:name="T39" style:family="text">
      <style:text-properties fo:color="#000000" loext:opacity="100%" style:font-name="Bitstream Vera Sans1" fo:font-size="10pt" fo:font-style="normal" fo:font-weight="normal" officeooo:rsid="001ace64" style:font-size-asian="10pt" style:font-style-asian="normal" style:font-size-complex="10pt" style:font-style-complex="normal"/>
    </style:style>
    <style:style style:name="T40" style:family="text">
      <style:text-properties fo:color="#000000" loext:opacity="100%" style:font-name="Bitstream Vera Sans7" fo:font-size="10pt" fo:font-style="normal" fo:font-weight="normal"/>
    </style:style>
    <style:style style:name="T41" style:family="text">
      <style:text-properties fo:color="#000000" loext:opacity="100%" style:font-name="Bitstream Vera Sans7" fo:font-size="10pt" fo:font-style="normal" fo:font-weight="normal" officeooo:rsid="0290249e"/>
    </style:style>
    <style:style style:name="T42" style:family="text">
      <style:text-properties fo:color="#000000" loext:opacity="100%" style:font-name="Bitstream Vera Sans6" fo:font-size="10pt" fo:font-style="normal" fo:font-weight="normal"/>
    </style:style>
    <style:style style:name="T43" style:family="text">
      <style:text-properties fo:color="#b3b3b3" loext:opacity="100%" style:text-position="0% 100%" fo:font-size="10pt" officeooo:rsid="01df9229" style:font-name-asian="OpenSymbol" style:font-size-asian="10pt" style:font-style-asian="normal" style:font-name-complex="OpenSymbol" style:font-size-complex="10pt" style:font-style-complex="normal"/>
    </style:style>
    <style:style style:name="T44" style:family="text">
      <style:text-properties fo:color="#b3b3b3" loext:opacity="100%" fo:font-size="10pt" style:font-size-asian="10pt" style:font-size-complex="10pt"/>
    </style:style>
    <style:style style:name="T45" style:family="text">
      <style:text-properties fo:font-size="10pt" style:font-size-asian="10pt" style:font-size-complex="10pt"/>
    </style:style>
    <style:style style:name="T46" style:family="text">
      <style:text-properties fo:font-size="10pt" officeooo:rsid="0290249e" style:font-size-asian="10pt" style:font-size-complex="10pt"/>
    </style:style>
    <style:style style:name="T47" style:family="text">
      <style:text-properties style:font-name="Bitstream Vera Sans7" fo:font-size="10pt"/>
    </style:style>
    <style:style style:name="T48" style:family="text">
      <style:text-properties style:font-name="Bitstream Vera Sans7" fo:font-size="10pt" officeooo:rsid="0275abb9"/>
    </style:style>
    <style:style style:name="T49" style:family="text">
      <style:text-properties style:font-name="Bitstream Vera Sans7" fo:font-size="10pt" officeooo:rsid="0275abb9" style:font-size-asian="10pt" style:font-size-complex="10pt"/>
    </style:style>
    <style:style style:name="T50" style:family="text">
      <style:text-properties style:font-name="Bitstream Vera Sans7" fo:font-size="10pt" officeooo:rsid="0290249e"/>
    </style:style>
    <style:style style:name="T51" style:family="text">
      <style:text-properties fo:font-size="2pt"/>
    </style:style>
    <style:style style:name="T52" style:family="text">
      <style:text-properties officeooo:rsid="028f5c0f"/>
    </style:style>
    <style:style style:name="T53" style:family="text">
      <style:text-properties officeooo:rsid="0290249e"/>
    </style:style>
    <style:style style:name="T54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55" style:family="text">
      <style:text-properties fo:color="#000000" loext:opacity="100%" style:text-outline="false" style:text-line-through-style="none" style:text-line-through-type="none" style:font-name="Bitstream Vera Sans7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56" style:family="text">
      <style:text-properties fo:color="#000000" loext:opacity="100%" style:text-outline="false" style:text-line-through-style="none" style:text-line-through-type="none" style:font-name="Bitstream Vera Sans7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9pt" style:font-style-asian="normal" style:font-weight-asian="normal" style:font-name-complex="Arial" style:font-size-complex="9pt" style:font-style-complex="normal" style:font-weight-complex="normal" style:text-emphasize="none" style:text-scale="100%" style:font-relief="none" style:text-overline-style="none" style:text-overline-color="font-color"/>
    </style:style>
    <style:style style:name="T57" style:family="text">
      <style:text-properties fo:color="#000000" loext:opacity="100%" style:text-outline="false" style:text-line-through-style="none" style:text-line-through-type="none" style:font-name="Bitstream Vera Sans7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/>
    </style:style>
    <style:style style:name="T58" style:family="text">
      <style:text-properties fo:color="#000000" loext:opacity="100%" style:text-outline="false" style:text-line-through-style="none" style:text-line-through-type="none" style:font-name="Bitstream Vera Sans7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 style:text-overline-style="none" style:text-overline-color="font-color"/>
    </style:style>
    <style:style style:name="T59" style:family="text">
      <style:text-properties fo:color="#000000" loext:opacity="100%" style:text-outline="false" style:text-line-through-style="none" style:text-line-through-type="none" style:font-name="Bitstream Vera Sans7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9pt" style:font-style-asian="normal" style:font-weight-asian="normal" style:font-name-complex="Arial" style:font-size-complex="9pt" style:font-style-complex="normal" style:font-weight-complex="normal" style:text-emphasize="none" style:text-scale="90%" style:font-relief="none" style:text-overline-style="none" style:text-overline-color="font-color"/>
    </style:style>
    <style:style style:name="T60" style:family="text">
      <style:text-properties fo:color="#9d0f89" loext:opacity="100%" style:text-outline="false" style:text-line-through-style="none" style:text-line-through-type="none" style:font-name="Bitstream Vera Sans7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9pt" style:font-style-asian="normal" style:font-weight-asian="normal" style:font-name-complex="Arial" style:font-size-complex="9pt" style:font-style-complex="normal" style:font-weight-complex="normal" style:text-emphasize="none" style:text-scale="100%" style:font-relief="none" style:text-overline-style="none" style:text-overline-color="font-color"/>
    </style:style>
    <style:style style:name="T61" style:family="text">
      <style:text-properties fo:color="#1ca2b8" loext:opacity="100%" style:text-outline="false" style:text-line-through-style="none" style:text-line-through-type="none" style:font-name="Bitstream Vera Sans7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9pt" style:font-style-asian="normal" style:font-weight-asian="normal" style:font-name-complex="Arial" style:font-size-complex="9pt" style:font-style-complex="normal" style:font-weight-complex="normal" style:text-emphasize="none" style:text-scale="100%" style:font-relief="none" style:text-overline-style="none" style:text-overline-color="font-color"/>
    </style:style>
    <style:style style:name="T62" style:family="text">
      <style:text-properties fo:color="#ffffff" loext:opacity="100%" style:text-outline="false" style:text-line-through-style="none" style:text-line-through-type="none" style:font-name="Bitstream Vera Sans7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 style:text-overline-style="none" style:text-overline-color="font-color"/>
    </style:style>
    <style:style style:name="T63" style:family="text">
      <style:text-properties fo:font-variant="normal" fo:text-transform="none" fo:color="#000000" loext:opacity="100%" style:text-outline="false" style:text-line-through-style="none" style:text-line-through-type="none" style:font-name="Bitstream Vera Sans7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6" fo:column-gap="0cm"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5*" fo:start-indent="0cm" fo:end-indent="0cm"/>
        </style:columns>
      </style:section-properties>
    </style:style>
    <style:style style:name="gr1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svg:stroke-width="0.03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.019cm" svg:stroke-color="#000000" draw:marker-start-width="0.333cm" draw:marker-start-center="false" draw:marker-end="Arrow_20_concave" draw:marker-end-width="0.2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3cm" fo:min-width="0.22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4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3cm" fo:min-width="0.24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5" style:family="graphic">
      <style:graphic-properties draw:stroke="solid" svg:stroke-width="0.019cm" svg:stroke-color="#000000" draw:marker-start-width="0.379cm" draw:marker-start-center="false" draw:marker-end-width="0.37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3cm" fo:min-width="0.2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tyle:run-through="foreground"/>
    </style:style>
    <style:style style:name="gr19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textarea-horizontal-align="center" draw:textarea-vertical-align="middle" draw:shadow="hidden" draw:shadow-offset-x="0.3cm" draw:shadow-offset-y="0.3cm" draw:shadow-color="#808080" style:run-through="foreground"/>
    </style:style>
    <style:style style:name="gr21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69cm" fo:min-width="0.206cm" draw:shadow="hidden" draw:shadow-offset-x="0.3cm" draw:shadow-offset-y="0.3cm" draw:shadow-color="#808080" style:run-through="foreground"/>
      <style:paragraph-properties style:writing-mode="lr-tb"/>
    </style:style>
    <style:style style:name="gr2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3" style:family="graphic">
      <style:graphic-properties draw:stroke="solid" svg:stroke-width="0.019cm" svg:stroke-color="#000000" draw:marker-start="" draw:marker-start-width="0.333cm" draw:marker-start-center="false" draw:marker-end="Arrow_20_concave" draw:marker-end-width="0.2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4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0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5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575cm" fo:min-width="0.212cm" draw:shadow="hidden" draw:shadow-offset-x="0.3cm" draw:shadow-offset-y="0.3cm" draw:shadow-color="#808080" style:run-through="foreground"/>
      <style:paragraph-properties style:writing-mode="lr-tb"/>
    </style:style>
    <style:style style:name="gr26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575cm" fo:min-width="0.21cm" draw:shadow="hidden" draw:shadow-offset-x="0.3cm" draw:shadow-offset-y="0.3cm" draw:shadow-color="#808080" style:run-through="foreground"/>
      <style:paragraph-properties style:writing-mode="lr-tb"/>
    </style:style>
    <style:style style:name="gr2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5cm" fo:min-width="0.201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0" style:family="graphic">
      <style:graphic-properties draw:stroke="solid" svg:stroke-width="0.041cm" svg:stroke-color="#1ca2b8" draw:marker-start="" draw:marker-start-width="0.259cm" draw:marker-start-center="false" draw:marker-end="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1" style:family="graphic">
      <style:graphic-properties draw:stroke="solid" svg:stroke-width="0.041cm" svg:stroke-color="#9d0f89" draw:marker-start="" draw:marker-start-width="0.259cm" draw:marker-start-center="false" draw:marker-end="" draw:marker-end-width="0.259cm" draw:marker-end-center="false" draw:fill="solid" draw:fill-color="#bf33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2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5cm" fo:min-width="0.191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3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5cm" fo:min-width="0.20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4" style:family="graphic">
      <style:graphic-properties draw:stroke="none" svg:stroke-width="0.019cm" svg:stroke-color="#ffffff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5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6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3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7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1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8" style:family="graphic">
      <style:graphic-properties draw:stroke="solid" svg:stroke-width="0.019cm" svg:stroke-color="#000000" draw:marker-start="" draw:marker-start-width="0.379cm" draw:marker-start-center="false" draw:marker-end="" draw:marker-end-width="0.37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9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633cm" fo:min-width="0.25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0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29cm" fo:min-width="0.24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4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67" draw:name="Shape2_1" draw:style-name="gr8" draw:text-style-name="P40" svg:width="2.701cm" svg:height="0.715cm" draw:transform="rotate (0.0876155284501154) translate (1.13594444444444cm 1.20826388888889cm)">
        <draw:text-box>
          <text:p text:style-name="P39"><text:span text:style-name="T54">Sèrie 3</text:span></text:p>
        </draw:text-box>
      </draw:frame>
      <draw:frame text:anchor-type="page" text:anchor-page-number="1" draw:z-index="47" draw:name="Shape2_0" draw:style-name="gr8" draw:text-style-name="P40" svg:width="2.701cm" svg:height="0.715cm" draw:transform="rotate (0.0876155284501154) translate (1.13594444444444cm 1.20826388888889cm)">
        <draw:text-box>
          <text:p text:style-name="P39"><text:span text:style-name="T54">Série 3</text:span></text:p>
        </draw:text-box>
      </draw:frame>
      <draw:frame text:anchor-type="page" text:anchor-page-number="2" draw:z-index="46" draw:name="Shape2_4" draw:style-name="gr8" draw:text-style-name="P40" svg:width="2.701cm" svg:height="0.715cm" draw:transform="rotate (0.0876155284501154) translate (1.13594444444444cm 1.24177777777778cm)">
        <draw:text-box>
          <text:p text:style-name="P39"><text:span text:style-name="T54">Série 3</text:span></text:p>
        </draw:text-box>
      </draw:frame>
      <text:list xml:id="list377341071" text:style-name="_5f_Numérotation_20_des_20_exercices_20_livrets">
        <text:list-item>
          <text:p text:style-name="P36"><draw:path text:anchor-type="paragraph" draw:z-index="66" draw:name="Shape1_3" draw:style-name="gr4" draw:text-style-name="P42" svg:width="4.329cm" svg:height="2.238cm" svg:x="-1.532cm" svg:y="-3.001cm" svg:viewBox="0 0 4330 2239" svg:d="M0 2239l3984-288c209-15 363-167 345-342l-170-1609h-4159z"><text:p/></draw:path><text:span text:style-name="T52">En cada cas</text:span>, <text:span text:style-name="T52">escriu</text:span>, <text:span text:style-name="T52">en</text:span> form<text:span text:style-name="T52">a</text:span> de frac<text:span text:style-name="T52">c</text:span>i<text:span text:style-name="T40">ó</text:span>, l'absciss<text:span text:style-name="T52">a</text:span> de c<text:span text:style-name="T52">adas</text:span>cun de<text:span text:style-name="T52">l</text:span>s p<text:span text:style-name="T52">u</text:span>nts A, B <text:span text:style-name="T52">i</text:span> C <text:span text:style-name="T52">situats</text:span> <text:span text:style-name="T52">a</text:span> la <text:span text:style-name="T52">semirecta</text:span> <text:span text:style-name="T52">numerada</text:span>.</text:p>
          <text:list>
            <text:list-item>
              <text:p text:style-name="_5f_Paragraphe_20_énoncé_20_après_20_numéro"><draw:g text:anchor-type="paragraph" draw:z-index="24" draw:name="Shape54" draw:style-name="gr17"><draw:g draw:style-name="gr18"><draw:line draw:style-name="gr10" draw:text-style-name="P45" svg:x1="0.831cm" svg:y1="0.302cm" svg:x2="0.831cm" svg:y2="0.702cm"><text:p/></draw:line><draw:line draw:style-name="gr10" draw:text-style-name="P45" svg:x1="2.99cm" svg:y1="0.302cm" svg:x2="2.99cm" svg:y2="0.702cm"><text:p/></draw:line><draw:line draw:style-name="gr11" draw:text-style-name="P45" svg:x1="4.071cm" svg:y1="0.352cm" svg:x2="4.071cm" svg:y2="0.654cm"><text:p/></draw:line><draw:line draw:style-name="gr11" draw:text-style-name="P45" svg:x1="1.907cm" svg:y1="0.352cm" svg:x2="1.907cm" svg:y2="0.654cm"><text:p/></draw:line><draw:line draw:style-name="gr12" draw:text-style-name="P46" svg:x1="0.831cm" svg:y1="0.502cm" svg:x2="8.471cm" svg:y2="0.502cm"><text:p/></draw:line><draw:frame draw:style-name="gr13" draw:text-style-name="P49" svg:width="0.228cm" svg:height="0.414cm" svg:x="0.723cm" svg:y="0.81cm"><draw:text-box><text:p text:style-name="P47"><text:span text:style-name="T55">0</text:span></text:p></draw:text-box></draw:frame><draw:frame draw:style-name="gr13" draw:text-style-name="P49" svg:width="0.228cm" svg:height="0.414cm" svg:x="5.05cm" svg:y="0.81cm"><draw:text-box><text:p text:style-name="P47"><text:span text:style-name="T55">2</text:span></text:p></draw:text-box></draw:frame><draw:line draw:style-name="gr11" draw:text-style-name="P45" svg:x1="1.369cm" svg:y1="0.352cm" svg:x2="1.369cm" svg:y2="0.654cm"><text:p/></draw:line><draw:line draw:style-name="gr11" draw:text-style-name="P45" svg:x1="2.452cm" svg:y1="0.352cm" svg:x2="2.452cm" svg:y2="0.654cm"><text:p/></draw:line><draw:line draw:style-name="gr11" draw:text-style-name="P45" svg:x1="3.531cm" svg:y1="0.353cm" svg:x2="3.531cm" svg:y2="0.653cm"><text:p/></draw:line><draw:line draw:style-name="gr11" draw:text-style-name="P45" svg:x1="4.61cm" svg:y1="0.352cm" svg:x2="4.61cm" svg:y2="0.654cm"><text:p/></draw:line><draw:line draw:style-name="gr11" draw:text-style-name="P45" svg:x1="5.691cm" svg:y1="0.352cm" svg:x2="5.691cm" svg:y2="0.654cm"><text:p/></draw:line><draw:line draw:style-name="gr10" draw:text-style-name="P45" svg:x1="5.149cm" svg:y1="0.302cm" svg:x2="5.149cm" svg:y2="0.702cm"><text:p/></draw:line><draw:frame draw:style-name="gr13" draw:text-style-name="P49" svg:width="0.228cm" svg:height="0.414cm" svg:x="2.882cm" svg:y="0.81cm"><draw:text-box><text:p text:style-name="P47"><text:span text:style-name="T55">1</text:span></text:p></draw:text-box></draw:frame></draw:g><draw:line draw:style-name="gr11" draw:text-style-name="P45" svg:x1="6.23cm" svg:y1="0.352cm" svg:x2="6.23cm" svg:y2="0.654cm"><text:p/></draw:line><draw:line draw:style-name="gr10" draw:text-style-name="P45" svg:x1="7.311cm" svg:y1="0.302cm" svg:x2="7.311cm" svg:y2="0.702cm"><text:p/></draw:line><draw:line draw:style-name="gr11" draw:text-style-name="P45" svg:x1="6.77cm" svg:y1="0.352cm" svg:x2="6.77cm" svg:y2="0.654cm"><text:p/></draw:line><draw:line draw:style-name="gr11" draw:text-style-name="P45" svg:x1="7.85cm" svg:y1="0.353cm" svg:x2="7.85cm" svg:y2="0.653cm"><text:p/></draw:line><draw:frame draw:style-name="gr13" draw:text-style-name="P49" svg:width="0.228cm" svg:height="0.414cm" svg:x="7.209cm" svg:y="0.81cm"><draw:text-box><text:p text:style-name="P47"><text:span text:style-name="T55">3</text:span></text:p></draw:text-box></draw:frame><draw:frame draw:style-name="gr14" draw:text-style-name="P49" svg:width="0.246cm" svg:height="0.414cm" svg:x="1.265cm" svg:y="-0.097cm"><draw:text-box><text:p text:style-name="P47"><text:span text:style-name="T55">A</text:span></text:p></draw:text-box></draw:frame><draw:line draw:style-name="gr15" draw:text-style-name="P45" svg:x1="1.809cm" svg:y1="0.399cm" svg:x2="2.009cm" svg:y2="0.599cm"><text:p/></draw:line><draw:line draw:style-name="gr15" draw:text-style-name="P45" svg:x1="2.009cm" svg:y1="0.399cm" svg:x2="1.809cm" svg:y2="0.599cm"><text:p/></draw:line><draw:line draw:style-name="gr15" draw:text-style-name="P45" svg:x1="1.269cm" svg:y1="0.399cm" svg:x2="1.469cm" svg:y2="0.599cm"><text:p/></draw:line><draw:line draw:style-name="gr15" draw:text-style-name="P45" svg:x1="1.469cm" svg:y1="0.399cm" svg:x2="1.269cm" svg:y2="0.599cm"><text:p/></draw:line><draw:line draw:style-name="gr15" draw:text-style-name="P45" svg:x1="7.749cm" svg:y1="0.399cm" svg:x2="7.949cm" svg:y2="0.599cm"><text:p/></draw:line><draw:line draw:style-name="gr15" draw:text-style-name="P45" svg:x1="7.949cm" svg:y1="0.399cm" svg:x2="7.749cm" svg:y2="0.599cm"><text:p/></draw:line><draw:frame draw:style-name="gr14" draw:text-style-name="P49" svg:width="0.246cm" svg:height="0.414cm" svg:x="1.808cm" svg:y="-0.095cm"><draw:text-box><text:p text:style-name="P47"><text:span text:style-name="T55">B</text:span></text:p></draw:text-box></draw:frame><draw:frame draw:style-name="gr14" draw:text-style-name="P48" svg:width="0.246cm" svg:height="0.414cm" svg:x="7.729cm" svg:y="-0.095cm"><draw:text-box><text:p text:style-name="P47"><text:span text:style-name="T56">C</text:span></text:p></draw:text-box></draw:frame></draw:g></text:p>
            </text:list-item>
          </text:list>
        </text:list-item>
      </text:list>
      <text:p text:style-name="_5f_Paragraphe_20_livret_20_"/>
      <text:p text:style-name="_5f_Paragraphe_20_livret_20_"/>
      <text:p text:style-name="P33">Absciss<text:span text:style-name="T52">a</text:span> de A: <draw:frame draw:style-name="fr5" draw:name="Object8" text:anchor-type="as-char" svg:y="-0.556cm" svg:width="0.94cm" svg:height="0.87cm" draw:z-index="48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25"/>
      <text:p text:style-name="P33">Absciss<text:span text:style-name="T52">a</text:span> de B: <draw:frame draw:style-name="fr5" draw:name="Object7" text:anchor-type="as-char" svg:y="-0.556cm" svg:width="0.94cm" svg:height="0.87cm" draw:z-index="49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25"/>
      <text:p text:style-name="P33"><text:span text:style-name="T30">Abscisse de </text:span><text:span text:style-name="T31">C</text:span><text:span text:style-name="T30">: </text:span><text:span text:style-name="T30"><draw:frame draw:style-name="fr5" draw:name="Object9" text:anchor-type="as-char" svg:y="-0.556cm" svg:width="0.94cm" svg:height="0.87cm" draw:z-index="50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_5f_Paragraphe_20_livret_20_"><draw:g text:anchor-type="paragraph" draw:z-index="25" draw:name="Shape55" draw:style-name="gr17"><draw:g draw:style-name="gr18"><draw:line draw:style-name="gr10" draw:text-style-name="P45" svg:x1="0.702cm" svg:y1="0.836cm" svg:x2="0.702cm" svg:y2="1.236cm"><text:p/></draw:line><draw:line draw:style-name="gr11" draw:text-style-name="P45" svg:x1="2.861cm" svg:y1="0.888cm" svg:x2="2.861cm" svg:y2="1.188cm"><text:p/></draw:line><draw:line draw:style-name="gr10" draw:text-style-name="P45" svg:x1="3.942cm" svg:y1="0.836cm" svg:x2="3.942cm" svg:y2="1.236cm"><text:p/></draw:line><draw:line draw:style-name="gr11" draw:text-style-name="P45" svg:x1="1.778cm" svg:y1="0.884cm" svg:x2="1.778cm" svg:y2="1.186cm"><text:p/></draw:line><draw:line draw:style-name="gr12" draw:text-style-name="P46" svg:x1="0.702cm" svg:y1="1.034cm" svg:x2="8.342cm" svg:y2="1.034cm"><text:p/></draw:line><draw:frame draw:style-name="gr13" draw:text-style-name="P48" svg:width="0.228cm" svg:height="0.414cm" svg:x="0.594cm" svg:y="1.343cm"><draw:text-box><text:p text:style-name="P47"><text:span text:style-name="T55">0</text:span></text:p></draw:text-box></draw:frame><draw:line draw:style-name="gr11" draw:text-style-name="P45" svg:x1="1.24cm" svg:y1="0.884cm" svg:x2="1.24cm" svg:y2="1.186cm"><text:p/></draw:line><draw:line draw:style-name="gr10" draw:text-style-name="P45" svg:x1="2.323cm" svg:y1="0.836cm" svg:x2="2.323cm" svg:y2="1.236cm"><text:p/></draw:line><draw:line draw:style-name="gr11" draw:text-style-name="P45" svg:x1="3.399cm" svg:y1="0.888cm" svg:x2="3.399cm" svg:y2="1.188cm"><text:p/></draw:line><draw:line draw:style-name="gr11" draw:text-style-name="P45" svg:x1="4.481cm" svg:y1="0.884cm" svg:x2="4.481cm" svg:y2="1.186cm"><text:p/></draw:line><draw:line draw:style-name="gr10" draw:text-style-name="P45" svg:x1="5.559cm" svg:y1="0.836cm" svg:x2="5.559cm" svg:y2="1.236cm"><text:p/></draw:line><draw:line draw:style-name="gr11" draw:text-style-name="P45" svg:x1="5.02cm" svg:y1="0.888cm" svg:x2="5.02cm" svg:y2="1.188cm"><text:p/></draw:line><draw:frame draw:style-name="gr13" draw:text-style-name="P48" svg:width="0.228cm" svg:height="0.414cm" svg:x="2.203cm" svg:y="1.343cm"><draw:text-box><text:p text:style-name="P47"><text:span text:style-name="T55">1</text:span></text:p></draw:text-box></draw:frame></draw:g><draw:line draw:style-name="gr11" draw:text-style-name="P45" svg:x1="6.101cm" svg:y1="0.884cm" svg:x2="6.101cm" svg:y2="1.186cm"><text:p/></draw:line><draw:line draw:style-name="gr10" draw:text-style-name="P45" svg:x1="7.179cm" svg:y1="0.836cm" svg:x2="7.179cm" svg:y2="1.233cm"><text:p/></draw:line><draw:line draw:style-name="gr11" draw:text-style-name="P45" svg:x1="6.641cm" svg:y1="0.884cm" svg:x2="6.641cm" svg:y2="1.186cm"><text:p/></draw:line><draw:line draw:style-name="gr11" draw:text-style-name="P45" svg:x1="7.718cm" svg:y1="0.888cm" svg:x2="7.718cm" svg:y2="1.188cm"><text:p/></draw:line><draw:frame draw:style-name="gr14" draw:text-style-name="P48" svg:width="0.246cm" svg:height="0.414cm" svg:x="4.379cm" svg:y="0.436cm"><draw:text-box><text:p text:style-name="P47"><text:span text:style-name="T55">B</text:span></text:p></draw:text-box></draw:frame><draw:line draw:style-name="gr15" draw:text-style-name="P45" svg:x1="1.68cm" svg:y1="0.933cm" svg:x2="1.88cm" svg:y2="1.133cm"><text:p/></draw:line><draw:line draw:style-name="gr15" draw:text-style-name="P45" svg:x1="1.88cm" svg:y1="0.933cm" svg:x2="1.68cm" svg:y2="1.133cm"><text:p/></draw:line><draw:line draw:style-name="gr15" draw:text-style-name="P45" svg:x1="4.383cm" svg:y1="0.933cm" svg:x2="4.583cm" svg:y2="1.133cm"><text:p/></draw:line><draw:line draw:style-name="gr15" draw:text-style-name="P45" svg:x1="4.583cm" svg:y1="0.933cm" svg:x2="4.383cm" svg:y2="1.133cm"><text:p/></draw:line><draw:line draw:style-name="gr15" draw:text-style-name="P45" svg:x1="5.999cm" svg:y1="0.933cm" svg:x2="6.199cm" svg:y2="1.133cm"><text:p/></draw:line><draw:line draw:style-name="gr15" draw:text-style-name="P45" svg:x1="6.199cm" svg:y1="0.933cm" svg:x2="5.999cm" svg:y2="1.133cm"><text:p/></draw:line><draw:frame draw:style-name="gr14" draw:text-style-name="P48" svg:width="0.246cm" svg:height="0.414cm" svg:x="1.679cm" svg:y="0.438cm"><draw:text-box><text:p text:style-name="P47"><text:span text:style-name="T55">A</text:span></text:p></draw:text-box></draw:frame><draw:frame draw:style-name="gr16" draw:text-style-name="P48" svg:width="0.251cm" svg:height="0.414cm" svg:x="5.979cm" svg:y="0.438cm"><draw:text-box><text:p text:style-name="P47"><text:span text:style-name="T55">C</text:span></text:p></draw:text-box></draw:frame></draw:g></text:p>
      <text:list xml:id="list111934945767639" text:continue-numbering="true" text:style-name="_5f_Numérotation_20_des_20_exercices_20_livrets">
        <text:list-item>
          <text:list>
            <text:list-item>
              <text:p text:style-name="_5f_Paragraphe_20_énoncé_20_après_20_numéro"/>
            </text:list-item>
          </text:list>
        </text:list-item>
      </text:list>
      <text:p text:style-name="_5f_Paragraphe_20_livret_20_"/>
      <text:p text:style-name="P33">Absciss<text:span text:style-name="T53">a</text:span> de A : <draw:frame draw:style-name="fr5" draw:name="Object11" text:anchor-type="as-char" svg:y="-0.556cm" svg:width="0.94cm" svg:height="0.87cm" draw:z-index="51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25"/>
      <text:p text:style-name="P33">Absciss<text:span text:style-name="T53">a</text:span> de B : <draw:frame draw:style-name="fr5" draw:name="Object12" text:anchor-type="as-char" svg:y="-0.556cm" svg:width="0.94cm" svg:height="0.87cm" draw:z-index="52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25"/>
      <text:p text:style-name="P33">Absciss<text:span text:style-name="T53">a</text:span> de <text:span text:style-name="T48">C</text:span> : <draw:frame draw:style-name="fr5" draw:name="Object10" text:anchor-type="as-char" svg:y="-0.556cm" svg:width="0.94cm" svg:height="0.87cm" draw:z-index="53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h text:style-name="_5f_Paragraphe_20_livret" text:outline-level="1"><draw:g text:anchor-type="char" draw:z-index="26" draw:name="Shape56" draw:style-name="gr9"><draw:line draw:style-name="gr10" draw:text-style-name="P45" svg:x1="0.651cm" svg:y1="0.663cm" svg:x2="0.651cm" svg:y2="1.063cm"><text:p/></draw:line><draw:line draw:style-name="gr11" draw:text-style-name="P45" svg:x1="2.189cm" svg:y1="0.713cm" svg:x2="2.189cm" svg:y2="1.013cm"><text:p/></draw:line><draw:line draw:style-name="gr11" draw:text-style-name="P45" svg:x1="2.959cm" svg:y1="0.713cm" svg:x2="2.959cm" svg:y2="1.013cm"><text:p/></draw:line><draw:line draw:style-name="gr11" draw:text-style-name="P45" svg:x1="1.419cm" svg:y1="0.712cm" svg:x2="1.419cm" svg:y2="1.014cm"><text:p/></draw:line><draw:line draw:style-name="gr12" draw:text-style-name="P46" svg:x1="0.651cm" svg:y1="0.862cm" svg:x2="8.291cm" svg:y2="0.862cm"><text:p/></draw:line><draw:frame draw:style-name="gr13" draw:text-style-name="P48" svg:width="0.228cm" svg:height="0.414cm" svg:x="0.543cm" svg:y="1.17cm"><draw:text-box><text:p text:style-name="P47"><text:span text:style-name="T55">0</text:span></text:p></draw:text-box></draw:frame><draw:line draw:style-name="gr11" draw:text-style-name="P45" svg:x1="1.032cm" svg:y1="0.712cm" svg:x2="1.032cm" svg:y2="1.014cm"><text:p/></draw:line><draw:line draw:style-name="gr11" draw:text-style-name="P45" svg:x1="1.806cm" svg:y1="0.713cm" svg:x2="1.806cm" svg:y2="1.013cm"><text:p/></draw:line><draw:line draw:style-name="gr11" draw:text-style-name="P45" svg:x1="2.571cm" svg:y1="0.713cm" svg:x2="2.571cm" svg:y2="1.013cm"><text:p/></draw:line><draw:line draw:style-name="gr10" draw:text-style-name="P45" svg:x1="3.341cm" svg:y1="0.663cm" svg:x2="3.341cm" svg:y2="1.063cm"><text:p/></draw:line><draw:line draw:style-name="gr11" draw:text-style-name="P45" svg:x1="4.113cm" svg:y1="0.713cm" svg:x2="4.113cm" svg:y2="1.013cm"><text:p/></draw:line><draw:line draw:style-name="gr11" draw:text-style-name="P45" svg:x1="3.729cm" svg:y1="0.713cm" svg:x2="3.729cm" svg:y2="1.013cm"><text:p/></draw:line><draw:frame draw:style-name="gr13" draw:text-style-name="P48" svg:width="0.228cm" svg:height="0.414cm" svg:x="3.222cm" svg:y="1.17cm"><draw:text-box><text:p text:style-name="P47"><text:span text:style-name="T55">1</text:span></text:p></draw:text-box></draw:frame><draw:line draw:style-name="gr11" draw:text-style-name="P45" svg:x1="4.497cm" svg:y1="0.712cm" svg:x2="4.497cm" svg:y2="1.014cm"><text:p/></draw:line><draw:line draw:style-name="gr11" draw:text-style-name="P45" svg:x1="5.267cm" svg:y1="0.716cm" svg:x2="5.267cm" svg:y2="1.014cm"><text:p/></draw:line><draw:line draw:style-name="gr11" draw:text-style-name="P45" svg:x1="4.882cm" svg:y1="0.712cm" svg:x2="4.882cm" svg:y2="1.014cm"><text:p/></draw:line><draw:line draw:style-name="gr11" draw:text-style-name="P45" svg:x1="5.648cm" svg:y1="0.713cm" svg:x2="5.648cm" svg:y2="1.013cm"><text:p/></draw:line><draw:frame draw:style-name="gr14" draw:text-style-name="P48" svg:width="0.246cm" svg:height="0.414cm" svg:x="4.776cm" svg:y="0.263cm"><draw:text-box><text:p text:style-name="P47"><text:span text:style-name="T55">B</text:span></text:p></draw:text-box></draw:frame><draw:line draw:style-name="gr15" draw:text-style-name="P45" svg:x1="2.471cm" svg:y1="0.76cm" svg:x2="2.671cm" svg:y2="0.96cm"><text:p/></draw:line><draw:line draw:style-name="gr15" draw:text-style-name="P45" svg:x1="2.671cm" svg:y1="0.76cm" svg:x2="2.471cm" svg:y2="0.96cm"><text:p/></draw:line><draw:line draw:style-name="gr15" draw:text-style-name="P45" svg:x1="4.78cm" svg:y1="0.76cm" svg:x2="4.98cm" svg:y2="0.96cm"><text:p/></draw:line><draw:line draw:style-name="gr15" draw:text-style-name="P45" svg:x1="4.98cm" svg:y1="0.76cm" svg:x2="4.78cm" svg:y2="0.96cm"><text:p/></draw:line><draw:line draw:style-name="gr15" draw:text-style-name="P45" svg:x1="5.548cm" svg:y1="0.76cm" svg:x2="5.748cm" svg:y2="0.96cm"><text:p/></draw:line><draw:line draw:style-name="gr15" draw:text-style-name="P45" svg:x1="5.748cm" svg:y1="0.76cm" svg:x2="5.548cm" svg:y2="0.96cm"><text:p/></draw:line><draw:frame draw:style-name="gr14" draw:text-style-name="P48" svg:width="0.246cm" svg:height="0.414cm" svg:x="2.469cm" svg:y="0.265cm"><draw:text-box><text:p text:style-name="P47"><text:span text:style-name="T55">A</text:span></text:p></draw:text-box></draw:frame><draw:frame draw:style-name="gr16" draw:text-style-name="P48" svg:width="0.251cm" svg:height="0.414cm" svg:x="5.528cm" svg:y="0.265cm"><draw:text-box><text:p text:style-name="P47"><text:span text:style-name="T55">C</text:span></text:p></draw:text-box></draw:frame><draw:line draw:style-name="gr10" draw:text-style-name="P45" svg:x1="6.03cm" svg:y1="0.663cm" svg:x2="6.03cm" svg:y2="1.06cm"><text:p/></draw:line><draw:line draw:style-name="gr11" draw:text-style-name="P45" svg:x1="6.416cm" svg:y1="0.712cm" svg:x2="6.416cm" svg:y2="1.014cm"><text:p/></draw:line><draw:line draw:style-name="gr11" draw:text-style-name="P45" svg:x1="7.186cm" svg:y1="0.716cm" svg:x2="7.186cm" svg:y2="1.014cm"><text:p/></draw:line><draw:line draw:style-name="gr11" draw:text-style-name="P45" svg:x1="6.8cm" svg:y1="0.712cm" svg:x2="6.8cm" svg:y2="1.014cm"><text:p/></draw:line><draw:line draw:style-name="gr11" draw:text-style-name="P45" svg:x1="7.569cm" svg:y1="0.713cm" svg:x2="7.569cm" svg:y2="1.013cm"><text:p/></draw:line></draw:g></text:h>
      <text:list xml:id="list111936060459212" text:continue-numbering="true" text:style-name="_5f_Numérotation_20_des_20_exercices_20_livrets">
        <text:list-item>
          <text:list>
            <text:list-item>
              <text:p text:style-name="_5f_Paragraphe_20_énoncé_20_après_20_numéro"/>
            </text:list-item>
          </text:list>
        </text:list-item>
      </text:list>
      <text:h text:style-name="_5f_Paragraphe_20_livret" text:outline-level="1"/>
      <text:p text:style-name="P18"/>
      <text:p text:style-name="P33">Absciss<text:span text:style-name="T53">a</text:span> de A : <draw:frame draw:style-name="fr5" draw:name="Object14" text:anchor-type="as-char" svg:y="-0.556cm" svg:width="0.94cm" svg:height="0.87cm" draw:z-index="54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25"/>
      <text:p text:style-name="P33">Absciss<text:span text:style-name="T53">a</text:span> de B : <draw:frame draw:style-name="fr5" draw:name="Object15" text:anchor-type="as-char" svg:y="-0.556cm" svg:width="0.94cm" svg:height="0.87cm" draw:z-index="55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25"/>
      <text:p text:style-name="P33"><text:span text:style-name="Character_5f_20_5f_style"><text:span text:style-name="T45">Absciss</text:span></text:span><text:span text:style-name="Character_5f_20_5f_style"><text:span text:style-name="T46">a</text:span></text:span><text:span text:style-name="Character_5f_20_5f_style"><text:span text:style-name="T45"> de </text:span></text:span><text:span text:style-name="Character_5f_20_5f_style"><text:span text:style-name="T49">C</text:span></text:span><text:span text:style-name="Character_5f_20_5f_style"><text:span text:style-name="T45"> </text:span></text:span><text:span text:style-name="Character_5f_20_5f_style">: </text:span><text:span text:style-name="Character_5f_20_5f_style"><draw:frame draw:style-name="fr5" draw:name="Object13" text:anchor-type="as-char" svg:y="-0.556cm" svg:width="0.94cm" svg:height="0.87cm" draw:z-index="56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list xml:id="list111936305470602" text:continue-numbering="true" text:style-name="_5f_Numérotation_20_des_20_exercices_20_livrets">
        <text:list-item>
          <text:p text:style-name="_5f_Titre_20_d_27_exercices_20_livret_20_sans_20_titre_20_avec_20_num_20_exo"><text:span text:style-name="Character_5f_20_5f_style"><text:span text:style-name="T12"><text:s/></text:span></text:span><text:span text:style-name="Character_5f_20_5f_style"><text:span text:style-name="T13">Col</text:span></text:span><text:span text:style-name="Character_5f_20_5f_style"><text:span text:style-name="T14">·loca</text:span></text:span><text:span text:style-name="Character_5f_20_5f_style"><text:span text:style-name="T17"> e</text:span></text:span><text:span text:style-name="Character_5f_20_5f_style"><text:span text:style-name="T18">l</text:span></text:span><text:span text:style-name="Character_5f_20_5f_style"><text:span text:style-name="T17">s p</text:span></text:span><text:span text:style-name="Character_5f_20_5f_style"><text:span text:style-name="T18">u</text:span></text:span><text:span text:style-name="Character_5f_20_5f_style"><text:span text:style-name="T17">nts s</text:span></text:span><text:span text:style-name="Character_5f_20_5f_style"><text:span text:style-name="T18">eg</text:span></text:span><text:span text:style-name="Character_5f_20_5f_style"><text:span text:style-name="T19">üe</text:span></text:span><text:span text:style-name="Character_5f_20_5f_style"><text:span text:style-name="T17">nts </text:span></text:span><text:span text:style-name="Character_5f_20_5f_style"><text:span text:style-name="T18">a</text:span></text:span><text:span text:style-name="Character_5f_20_5f_style"><text:span text:style-name="T17"> l’</text:span></text:span><text:span text:style-name="Character_5f_20_5f_style"><text:span text:style-name="T18">ei</text:span></text:span><text:span text:style-name="Character_5f_20_5f_style"><text:span text:style-name="T17">x </text:span></text:span><text:span text:style-name="Character_5f_20_5f_style"><text:span text:style-name="T18">numerat</text:span></text:span><text:span text:style-name="Character_5f_20_5f_style"><text:span text:style-name="T17">.</text:span></text:span></text:p>
          <text:list>
            <text:list-item>
              <text:p text:style-name="P34"><text:span text:style-name="Character_5f_20_5f_style"><text:span text:style-name="T24">A</text:span></text:span><text:span text:style-name="Character_5f_20_5f_style"><text:span text:style-name="T24"><draw:frame draw:style-name="fr3" draw:name="Objet34" text:anchor-type="as-char" svg:y="-0.579cm" svg:width="0.764cm" svg:height="0.96cm" draw:z-index="57"><draw:object xlink:href="./Object 71" xlink:type="simple" xlink:show="embed" xlink:actuate="onLoad"/><draw:image xlink:href="./ObjectReplacements/Object 71" xlink:type="simple" xlink:show="embed" xlink:actuate="onLoad"/><svg:desc>formula</svg:desc></draw:frame></text:span></text:span><text:span text:style-name="Character_5f_20_5f_style"><text:span text:style-name="T24">, B</text:span></text:span><text:span text:style-name="Character_5f_20_5f_style"><text:span text:style-name="T24"><draw:frame draw:style-name="fr3" draw:name="Objet35" text:anchor-type="as-char" svg:y="-0.579cm" svg:width="0.764cm" svg:height="0.96cm" draw:z-index="58"><draw:object xlink:href="./Object 72" xlink:type="simple" xlink:show="embed" xlink:actuate="onLoad"/><draw:image xlink:href="./ObjectReplacements/Object 72" xlink:type="simple" xlink:show="embed" xlink:actuate="onLoad"/><svg:desc>formula</svg:desc></draw:frame></text:span></text:span><text:span text:style-name="Character_5f_20_5f_style"><text:span text:style-name="T24">, </text:span></text:span><text:span text:style-name="Character_5f_20_5f_style"><text:span text:style-name="T29">i</text:span></text:span><text:span text:style-name="Character_5f_20_5f_style"><text:span text:style-name="T27"> </text:span></text:span><text:span text:style-name="Character_5f_20_5f_style"><text:span text:style-name="T24">C</text:span></text:span><text:span text:style-name="Character_5f_20_5f_style"><text:span text:style-name="T24"><draw:frame draw:style-name="fr3" draw:name="Objet36" text:anchor-type="as-char" svg:y="-0.579cm" svg:width="0.988cm" svg:height="0.96cm" draw:z-index="27"><draw:object xlink:href="./Object 73" xlink:type="simple" xlink:show="embed" xlink:actuate="onLoad"/><draw:image xlink:href="./ObjectReplacements/Object 73" xlink:type="simple" xlink:show="embed" xlink:actuate="onLoad"/><svg:desc>formula</svg:desc></draw:frame></text:span></text:span><text:span text:style-name="Character_5f_20_5f_style"><text:span text:style-name="T24">:</text:span></text:span></text:p>
            </text:list-item>
          </text:list>
        </text:list-item>
      </text:list>
      <text:p text:style-name="_5f_Paragraphe_20_livret_20_"><text:span text:style-name="Character_5f_20_5f_style"><text:span text:style-name="T22"/></text:span></text:p>
      <text:p text:style-name="_5f_Paragraphe_20_livret_20_"><draw:g text:anchor-type="char" draw:z-index="21" draw:name="Shape30_0" draw:style-name="gr9"><draw:line draw:style-name="gr11" draw:text-style-name="P50" svg:x1="0.825cm" svg:y1="0.106cm" svg:x2="0.825cm" svg:y2="0.562cm"><text:p/></draw:line><draw:line draw:style-name="gr11" draw:text-style-name="P50" svg:x1="0.825cm" svg:y1="0.106cm" svg:x2="0.825cm" svg:y2="0.562cm"><text:p/></draw:line><draw:line draw:style-name="gr11" draw:text-style-name="P50" svg:x1="3.932cm" svg:y1="0.106cm" svg:x2="3.932cm" svg:y2="0.562cm"><text:p/></draw:line><draw:line draw:style-name="gr11" draw:text-style-name="P50" svg:x1="7.036cm" svg:y1="0.106cm" svg:x2="7.036cm" svg:y2="0.562cm"><text:p/></draw:line><draw:line draw:style-name="gr11" draw:text-style-name="P50" svg:x1="1.34cm" svg:y1="0.222cm" svg:x2="1.34cm" svg:y2="0.451cm"><text:p/></draw:line><draw:line draw:style-name="gr11" draw:text-style-name="P50" svg:x1="7.554cm" svg:y1="0.222cm" svg:x2="7.554cm" svg:y2="0.451cm"><text:p/></draw:line><draw:line draw:style-name="gr11" draw:text-style-name="P50" svg:x1="6.517cm" svg:y1="0.222cm" svg:x2="6.517cm" svg:y2="0.451cm"><text:p/></draw:line><draw:line draw:style-name="gr11" draw:text-style-name="P50" svg:x1="5.997cm" svg:y1="0.222cm" svg:x2="5.997cm" svg:y2="0.451cm"><text:p/></draw:line><draw:line draw:style-name="gr11" draw:text-style-name="P50" svg:x1="5.485cm" svg:y1="0.222cm" svg:x2="5.485cm" svg:y2="0.451cm"><text:p/></draw:line><draw:line draw:style-name="gr11" draw:text-style-name="P50" svg:x1="4.967cm" svg:y1="0.222cm" svg:x2="4.967cm" svg:y2="0.451cm"><text:p/></draw:line><draw:line draw:style-name="gr11" draw:text-style-name="P50" svg:x1="4.447cm" svg:y1="0.222cm" svg:x2="4.447cm" svg:y2="0.451cm"><text:p/></draw:line><draw:line draw:style-name="gr11" draw:text-style-name="P50" svg:x1="3.413cm" svg:y1="0.222cm" svg:x2="3.413cm" svg:y2="0.451cm"><text:p/></draw:line><draw:line draw:style-name="gr11" draw:text-style-name="P50" svg:x1="2.894cm" svg:y1="0.222cm" svg:x2="2.894cm" svg:y2="0.451cm"><text:p/></draw:line><draw:line draw:style-name="gr11" draw:text-style-name="P50" svg:x1="2.381cm" svg:y1="0.222cm" svg:x2="2.381cm" svg:y2="0.451cm"><text:p/></draw:line><draw:line draw:style-name="gr11" draw:text-style-name="P50" svg:x1="1.862cm" svg:y1="0.222cm" svg:x2="1.862cm" svg:y2="0.451cm"><text:p/></draw:line><draw:line draw:style-name="gr12" draw:text-style-name="P51" svg:x1="0.825cm" svg:y1="0.335cm" svg:x2="8.327cm" svg:y2="0.335cm"><text:p/></draw:line><draw:frame draw:style-name="gr25" draw:text-style-name="P52" svg:width="0.212cm" svg:height="0.576cm" svg:x="0.741cm" svg:y="0.559cm"><draw:text-box><text:p text:style-name="P47"><text:span text:style-name="T57">0</text:span></text:p></draw:text-box></draw:frame><draw:frame draw:style-name="gr26" draw:text-style-name="P52" svg:width="0.211cm" svg:height="0.576cm" svg:x="3.851cm" svg:y="0.559cm"><draw:text-box><text:p text:style-name="P47"><text:span text:style-name="T57">1</text:span></text:p></draw:text-box></draw:frame><draw:frame draw:style-name="gr26" draw:text-style-name="P52" svg:width="0.211cm" svg:height="0.576cm" svg:x="6.938cm" svg:y="0.559cm"><draw:text-box><text:p text:style-name="P47"><text:span text:style-name="T57">2</text:span></text:p></draw:text-box></draw:frame></draw:g><text:span text:style-name="Character_5f_20_5f_style"/></text:p>
      <text:p text:style-name="_5f_Paragraphe_20_livret_20_"><text:span text:style-name="Character_5f_20_5f_style"/></text:p>
      <text:list xml:id="list111935933596293" text:continue-numbering="true" text:style-name="_5f_Numérotation_20_des_20_exercices_20_livrets">
        <text:list-item>
          <text:list>
            <text:list-item>
              <text:p text:style-name="P34"><text:span text:style-name="Character_5f_20_5f_style"><text:span text:style-name="T24">D</text:span></text:span><text:span text:style-name="Character_5f_20_5f_style"><text:span text:style-name="T24"><draw:frame draw:style-name="fr3" draw:name="Objet37" text:anchor-type="as-char" svg:y="-0.579cm" svg:width="0.764cm" svg:height="0.96cm" draw:z-index="28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span><text:span text:style-name="Character_5f_20_5f_style"><text:span text:style-name="T24"> , E</text:span></text:span><text:span text:style-name="Character_5f_20_5f_style"><text:span text:style-name="T24"><draw:frame draw:style-name="fr3" draw:name="Objet38" text:anchor-type="as-char" svg:y="-0.579cm" svg:width="0.764cm" svg:height="0.96cm" draw:z-index="29"><draw:object xlink:href="./Object 75" xlink:type="simple" xlink:show="embed" xlink:actuate="onLoad"/><draw:image xlink:href="./ObjectReplacements/Object 75" xlink:type="simple" xlink:show="embed" xlink:actuate="onLoad"/><svg:desc>formula</svg:desc></draw:frame></text:span></text:span><text:span text:style-name="Character_5f_20_5f_style"><text:span text:style-name="T24"> </text:span></text:span><text:span text:style-name="Character_5f_20_5f_style"><text:span text:style-name="T29">i</text:span></text:span><text:span text:style-name="Character_5f_20_5f_style"><text:span text:style-name="T26"> </text:span></text:span><text:span text:style-name="Character_5f_20_5f_style"><text:span text:style-name="T24">F</text:span></text:span><text:span text:style-name="Character_5f_20_5f_style"><text:span text:style-name="T24"><draw:frame draw:style-name="fr3" draw:name="Objet39" text:anchor-type="as-char" svg:y="-0.579cm" svg:width="0.764cm" svg:height="0.96cm" draw:z-index="30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text:span text:style-name="Character_5f_20_5f_style"><text:span text:style-name="T24">:</text:span></text:span></text:p>
            </text:list-item>
          </text:list>
        </text:list-item>
      </text:list>
      <text:p text:style-name="_5f_Paragraphe_20_livret_20_"><text:span text:style-name="Character_5f_20_5f_style"><text:span text:style-name="T10"/></text:span></text:p>
      <text:p text:style-name="_5f_Paragraphe_20_livret_20_"><draw:g text:anchor-type="char" draw:z-index="11" draw:name="Shape31_0" draw:style-name="gr9"><draw:line draw:style-name="gr22" draw:text-style-name="P45" svg:x1="0.875cm" svg:y1="0.026cm" svg:x2="0.875cm" svg:y2="0.487cm"><text:p/></draw:line><draw:line draw:style-name="gr22" draw:text-style-name="P45" svg:x1="0.875cm" svg:y1="0.026cm" svg:x2="0.875cm" svg:y2="0.487cm"><text:p/></draw:line><draw:line draw:style-name="gr22" draw:text-style-name="P45" svg:x1="2.962cm" svg:y1="0.026cm" svg:x2="2.962cm" svg:y2="0.487cm"><text:p/></draw:line><draw:line draw:style-name="gr22" draw:text-style-name="P45" svg:x1="1.398cm" svg:y1="0.14cm" svg:x2="1.398cm" svg:y2="0.372cm"><text:p/></draw:line><draw:line draw:style-name="gr22" draw:text-style-name="P45" svg:x1="7.689cm" svg:y1="0.14cm" svg:x2="7.689cm" svg:y2="0.372cm"><text:p/></draw:line><draw:line draw:style-name="gr22" draw:text-style-name="P45" svg:x1="6.638cm" svg:y1="0.14cm" svg:x2="6.638cm" svg:y2="0.372cm"><text:p/></draw:line><draw:line draw:style-name="gr22" draw:text-style-name="P45" svg:x1="6.114cm" svg:y1="0.14cm" svg:x2="6.114cm" svg:y2="0.372cm"><text:p/></draw:line><draw:line draw:style-name="gr22" draw:text-style-name="P45" svg:x1="5.59cm" svg:y1="0.14cm" svg:x2="5.59cm" svg:y2="0.372cm"><text:p/></draw:line><draw:line draw:style-name="gr22" draw:text-style-name="P45" svg:x1="5.066cm" svg:y1="0.14cm" svg:x2="5.066cm" svg:y2="0.372cm"><text:p/></draw:line><draw:line draw:style-name="gr22" draw:text-style-name="P45" svg:x1="4.544cm" svg:y1="0.14cm" svg:x2="4.544cm" svg:y2="0.372cm"><text:p/></draw:line><draw:line draw:style-name="gr22" draw:text-style-name="P45" svg:x1="3.498cm" svg:y1="0.14cm" svg:x2="3.498cm" svg:y2="0.372cm"><text:p/></draw:line><draw:line draw:style-name="gr22" draw:text-style-name="P45" svg:x1="4.052cm" svg:y1="0.14cm" svg:x2="4.052cm" svg:y2="0.372cm"><text:p/></draw:line><draw:line draw:style-name="gr22" draw:text-style-name="P45" svg:x1="2.452cm" svg:y1="0.14cm" svg:x2="2.452cm" svg:y2="0.372cm"><text:p/></draw:line><draw:line draw:style-name="gr22" draw:text-style-name="P45" svg:x1="1.922cm" svg:y1="0.14cm" svg:x2="1.922cm" svg:y2="0.372cm"><text:p/></draw:line><draw:line draw:style-name="gr23" draw:text-style-name="P46" svg:x1="0.875cm" svg:y1="0.254cm" svg:x2="8.473cm" svg:y2="0.254cm"><text:p/></draw:line><draw:frame draw:style-name="gr40" draw:text-style-name="P48" svg:width="0.75cm" svg:height="0.68cm" svg:x="0.572cm" svg:y="0.485cm"><draw:text-box><text:p text:style-name="P47"><text:span text:style-name="T58">0</text:span></text:p></draw:text-box></draw:frame><draw:frame draw:style-name="gr40" draw:text-style-name="P48" svg:width="0.75cm" svg:height="0.68cm" svg:x="2.652cm" svg:y="0.485cm"><draw:text-box><text:p text:style-name="P47"><text:span text:style-name="T58">1</text:span></text:p></draw:text-box></draw:frame><draw:line draw:style-name="gr22" draw:text-style-name="P45" svg:x1="7.165cm" svg:y1="0.14cm" svg:x2="7.165cm" svg:y2="0.372cm"><text:p/></draw:line></draw:g><text:span text:style-name="Character_5f_20_5f_style"/></text:p>
      <text:p text:style-name="_5f_Paragraphe_20_livret_20_"><text:span text:style-name="Character_5f_20_5f_style"/></text:p>
      <text:list xml:id="list111936379534230" text:continue-numbering="true" text:style-name="_5f_Numérotation_20_des_20_exercices_20_livrets">
        <text:list-item>
          <text:list>
            <text:list-item>
              <text:p text:style-name="P34"><text:span text:style-name="Character_5f_20_5f_style"><text:span text:style-name="T24">G</text:span></text:span><text:span text:style-name="Character_5f_20_5f_style"><text:span text:style-name="T24"><draw:frame draw:style-name="fr3" draw:name="Objet40" text:anchor-type="as-char" svg:y="-0.579cm" svg:width="0.764cm" svg:height="0.96cm" draw:z-index="31"><draw:object xlink:href="./Object 77" xlink:type="simple" xlink:show="embed" xlink:actuate="onLoad"/><draw:image xlink:href="./ObjectReplacements/Object 77" xlink:type="simple" xlink:show="embed" xlink:actuate="onLoad"/><svg:desc>formula</svg:desc></draw:frame></text:span></text:span><text:span text:style-name="Character_5f_20_5f_style"><text:span text:style-name="T24">, H</text:span></text:span><text:span text:style-name="Character_5f_20_5f_style"><text:span text:style-name="T24"><draw:frame draw:style-name="fr3" draw:name="Objet41" text:anchor-type="as-char" svg:y="-0.579cm" svg:width="0.764cm" svg:height="0.96cm" draw:z-index="32"><draw:object xlink:href="./Object 78" xlink:type="simple" xlink:show="embed" xlink:actuate="onLoad"/><draw:image xlink:href="./ObjectReplacements/Object 78" xlink:type="simple" xlink:show="embed" xlink:actuate="onLoad"/><svg:desc>formula</svg:desc></draw:frame></text:span></text:span><text:span text:style-name="Character_5f_20_5f_style"><text:span text:style-name="T24"> </text:span></text:span><text:span text:style-name="Character_5f_20_5f_style"><text:span text:style-name="T29">i</text:span></text:span><text:span text:style-name="Character_5f_20_5f_style"><text:span text:style-name="T25"> </text:span></text:span><text:span text:style-name="Character_5f_20_5f_style"><text:span text:style-name="T24">K</text:span></text:span><text:span text:style-name="Character_5f_20_5f_style"><text:span text:style-name="T24"><draw:frame draw:style-name="fr3" draw:name="Objet42" text:anchor-type="as-char" svg:y="-0.579cm" svg:width="0.764cm" svg:height="0.96cm" draw:z-index="33"><draw:object xlink:href="./Object 79" xlink:type="simple" xlink:show="embed" xlink:actuate="onLoad"/><draw:image xlink:href="./ObjectReplacements/Object 79" xlink:type="simple" xlink:show="embed" xlink:actuate="onLoad"/><svg:desc>formula</svg:desc></draw:frame></text:span></text:span><text:span text:style-name="Character_5f_20_5f_style"><text:span text:style-name="T24">:</text:span></text:span></text:p>
            </text:list-item>
          </text:list>
        </text:list-item>
      </text:list>
      <text:p text:style-name="_5f_Paragraphe_20_livret_20_"><draw:g text:anchor-type="char" draw:z-index="12" draw:name="Shape32_0" draw:style-name="gr9"><draw:g draw:style-name="gr18"><draw:g draw:style-name="gr18"><draw:line draw:style-name="gr22" draw:text-style-name="P57" svg:x1="0.79cm" svg:y1="0.413cm" svg:x2="0.79cm" svg:y2="0.874cm"><text:p/></draw:line><draw:line draw:style-name="gr22" draw:text-style-name="P57" svg:x1="0.79cm" svg:y1="0.413cm" svg:x2="0.79cm" svg:y2="0.874cm"><text:p/></draw:line><draw:line draw:style-name="gr22" draw:text-style-name="P57" svg:x1="1.318cm" svg:y1="0.526cm" svg:x2="1.318cm" svg:y2="0.758cm"><text:p/></draw:line><draw:line draw:style-name="gr22" draw:text-style-name="P57" svg:x1="7.675cm" svg:y1="0.526cm" svg:x2="7.675cm" svg:y2="0.758cm"><text:p/></draw:line><draw:line draw:style-name="gr22" draw:text-style-name="P57" svg:x1="6.611cm" svg:y1="0.526cm" svg:x2="6.611cm" svg:y2="0.758cm"><text:p/></draw:line><draw:line draw:style-name="gr22" draw:text-style-name="P57" svg:x1="6.081cm" svg:y1="0.526cm" svg:x2="6.081cm" svg:y2="0.758cm"><text:p/></draw:line><draw:line draw:style-name="gr22" draw:text-style-name="P57" svg:x1="5.552cm" svg:y1="0.526cm" svg:x2="5.552cm" svg:y2="0.758cm"><text:p/></draw:line><draw:line draw:style-name="gr22" draw:text-style-name="P57" svg:x1="5.024cm" svg:y1="0.526cm" svg:x2="5.024cm" svg:y2="0.758cm"><text:p/></draw:line><draw:line draw:style-name="gr22" draw:text-style-name="P57" svg:x1="4.493cm" svg:y1="0.526cm" svg:x2="4.493cm" svg:y2="0.758cm"><text:p/></draw:line><draw:line draw:style-name="gr22" draw:text-style-name="P57" svg:x1="3.435cm" svg:y1="0.526cm" svg:x2="3.435cm" svg:y2="0.758cm"><text:p/></draw:line><draw:line draw:style-name="gr22" draw:text-style-name="P57" svg:x1="4.004cm" svg:y1="0.526cm" svg:x2="4.004cm" svg:y2="0.758cm"><text:p/></draw:line><draw:line draw:style-name="gr22" draw:text-style-name="P57" svg:x1="1.848cm" svg:y1="0.526cm" svg:x2="1.848cm" svg:y2="0.758cm"><text:p/></draw:line><draw:line draw:style-name="gr23" draw:text-style-name="P58" svg:x1="0.79cm" svg:y1="0.644cm" svg:x2="8.468cm" svg:y2="0.644cm"><text:p/></draw:line><draw:frame draw:style-name="gr39" draw:text-style-name="P59" svg:width="0.757cm" svg:height="0.884cm" svg:x="0.478cm" svg:y="0.872cm"><draw:text-box><text:p text:style-name="P47"><text:span text:style-name="T63">0</text:span></text:p></draw:text-box></draw:frame><draw:frame draw:style-name="gr39" draw:text-style-name="P59" svg:width="0.757cm" svg:height="0.884cm" svg:x="2.064cm" svg:y="0.872cm"><draw:text-box><text:p text:style-name="P47"><text:span text:style-name="T63">1</text:span></text:p></draw:text-box></draw:frame><draw:line draw:style-name="gr22" draw:text-style-name="P57" svg:x1="7.145cm" svg:y1="0.526cm" svg:x2="7.145cm" svg:y2="0.758cm"><text:p/></draw:line></draw:g><draw:line draw:style-name="gr22" draw:text-style-name="P57" svg:x1="2.385cm" svg:y1="0.413cm" svg:x2="2.385cm" svg:y2="0.874cm"><text:p/></draw:line></draw:g><draw:line draw:style-name="gr22" draw:text-style-name="P57" svg:x1="2.9cm" svg:y1="0.526cm" svg:x2="2.9cm" svg:y2="0.758cm"><text:p/></draw:line></draw:g><text:span text:style-name="Character_5f_20_5f_style"><text:span text:style-name="T22"/></text:span></text:p>
      <text:list xml:id="list111936064142538" text:continue-numbering="true" text:style-name="_5f_Numérotation_20_des_20_exercices_20_livrets">
        <text:list-item>
          <text:h text:style-name="_5f_Titre_20_d_27_exercices_20_livret_20_avec_20_num_20_exo" text:outline-level="1"><text:span text:style-name="Character_5f_20_5f_style"><text:s/>S</text:span><text:span text:style-name="Character_5f_20_5f_style"><text:span text:style-name="T53">e</text:span></text:span><text:span text:style-name="Character_5f_20_5f_style">ns</text:span><text:span text:style-name="Character_5f_20_5f_style"><text:span text:style-name="T53">e</text:span></text:span><text:span text:style-name="Character_5f_20_5f_style"> l’orig</text:span><text:span text:style-name="Character_5f_20_5f_style"><text:span text:style-name="T53">en</text:span></text:span><text:span text:style-name="Character_5f_20_5f_style">!</text:span></text:h>
        </text:list-item>
      </text:list>
      <text:p text:style-name="_5f_Paragraphe_20_livret_20_"><text:span text:style-name="Character_5f_20_5f_style"><text:span text:style-name="T53">Es</text:span></text:span><text:span text:style-name="Character_5f_20_5f_style">cri</text:span><text:span text:style-name="Character_5f_20_5f_style"><text:span text:style-name="T53">u, en</text:span></text:span><text:span text:style-name="Character_5f_20_5f_style"> form</text:span><text:span text:style-name="Character_5f_20_5f_style"><text:span text:style-name="T53">a</text:span></text:span><text:span text:style-name="Character_5f_20_5f_style"> de frac</text:span><text:span text:style-name="Character_5f_20_5f_style"><text:span text:style-name="T53">c</text:span></text:span><text:span text:style-name="Character_5f_20_5f_style">i</text:span><text:span text:style-name="Character_5f_20_5f_style"><text:span text:style-name="T42">ó</text:span></text:span><text:span text:style-name="Character_5f_20_5f_style">, l’absciss</text:span><text:span text:style-name="Character_5f_20_5f_style"><text:span text:style-name="T53">a</text:span></text:span><text:span text:style-name="Character_5f_20_5f_style"> de ca</text:span><text:span text:style-name="Character_5f_20_5f_style"><text:span text:style-name="T53">da</text:span></text:span><text:span text:style-name="Character_5f_20_5f_style"> p</text:span><text:span text:style-name="Character_5f_20_5f_style"><text:span text:style-name="T53">u</text:span></text:span><text:span text:style-name="Character_5f_20_5f_style">nt.</text:span></text:p>
      <text:p text:style-name="_5f_Paragraphe_20_livret_20_"><draw:g text:anchor-type="char" draw:z-index="13" draw:name="Shape34_0" draw:style-name="gr9"><draw:line draw:style-name="gr22" draw:text-style-name="P45" svg:x1="5.258cm" svg:y1="0.561cm" svg:x2="5.258cm" svg:y2="0.832cm"><text:p/></draw:line><draw:line draw:style-name="gr22" draw:text-style-name="P45" svg:x1="1.044cm" svg:y1="0.43cm" svg:x2="1.044cm" svg:y2="0.972cm"><text:p/></draw:line><draw:line draw:style-name="gr22" draw:text-style-name="P45" svg:x1="6.946cm" svg:y1="0.561cm" svg:x2="6.946cm" svg:y2="0.832cm"><text:p/></draw:line><draw:line draw:style-name="gr22" draw:text-style-name="P45" svg:x1="6.098cm" svg:y1="0.43cm" svg:x2="6.098cm" svg:y2="0.972cm"><text:p/></draw:line><draw:line draw:style-name="gr22" draw:text-style-name="P45" svg:x1="4.415cm" svg:y1="0.561cm" svg:x2="4.415cm" svg:y2="0.832cm"><text:p/></draw:line><draw:line draw:style-name="gr22" draw:text-style-name="P45" svg:x1="3.57cm" svg:y1="0.43cm" svg:x2="3.57cm" svg:y2="0.972cm"><text:p/></draw:line><draw:line draw:style-name="gr22" draw:text-style-name="P45" svg:x1="2.727cm" svg:y1="0.561cm" svg:x2="2.727cm" svg:y2="0.832cm"><text:p/></draw:line><draw:line draw:style-name="gr22" draw:text-style-name="P45" svg:x1="1.882cm" svg:y1="0.561cm" svg:x2="1.882cm" svg:y2="0.832cm"><text:p/></draw:line><draw:line draw:style-name="gr23" draw:text-style-name="P46" svg:x1="0.194cm" svg:y1="0.704cm" svg:x2="8.009cm" svg:y2="0.704cm"><text:p/></draw:line><draw:frame draw:style-name="gr34" draw:text-style-name="P56" svg:width="0.715cm" svg:height="0.664cm" svg:x="0.032cm" svg:y="0.972cm"><draw:text-box><text:p text:style-name="P47"><text:span text:style-name="T62">0</text:span></text:p></draw:text-box></draw:frame><draw:frame draw:style-name="gr35" draw:text-style-name="P48" svg:width="0.715cm" svg:height="0.664cm" svg:x="0.722cm" svg:y="0.829cm"><draw:text-box><text:p text:style-name="P47"><text:span text:style-name="T58">2</text:span></text:p></draw:text-box></draw:frame><draw:frame draw:style-name="gr35" draw:text-style-name="P48" svg:width="0.715cm" svg:height="0.664cm" svg:x="3.232cm" svg:y="0.848cm"><draw:text-box><text:p text:style-name="P47"><text:span text:style-name="T58">3</text:span></text:p></draw:text-box></draw:frame><draw:frame draw:style-name="gr36" draw:text-style-name="P49" svg:width="0.735cm" svg:height="0.664cm" svg:x="2.616cm" svg:y="0.065cm"><draw:text-box><text:p text:style-name="P47"><text:span text:style-name="T55">E</text:span></text:p></draw:text-box></draw:frame><draw:frame draw:style-name="gr37" draw:text-style-name="P49" svg:width="0.713cm" svg:height="0.664cm" svg:x="5.142cm" svg:y="0.07cm"><draw:text-box><text:p text:style-name="P47"><text:span text:style-name="T55">F</text:span></text:p></draw:text-box></draw:frame><draw:frame draw:style-name="gr37" draw:text-style-name="P48" svg:width="0.713cm" svg:height="0.664cm" svg:x="5.789cm" svg:y="0.894cm"><draw:text-box><text:p text:style-name="P47"><text:span text:style-name="T58">4</text:span></text:p></draw:text-box></draw:frame><draw:g draw:style-name="gr18"><draw:line draw:style-name="gr38" draw:text-style-name="P45" svg:x1="2.616cm" svg:y1="0.591cm" svg:x2="2.836cm" svg:y2="0.813cm"><text:p/></draw:line><draw:line draw:style-name="gr38" draw:text-style-name="P45" svg:x1="2.836cm" svg:y1="0.591cm" svg:x2="2.616cm" svg:y2="0.813cm"><text:p/></draw:line></draw:g><draw:g draw:style-name="gr18"><draw:line draw:style-name="gr38" draw:text-style-name="P45" svg:x1="5.154cm" svg:y1="0.584cm" svg:x2="5.373cm" svg:y2="0.806cm"><text:p/></draw:line><draw:line draw:style-name="gr38" draw:text-style-name="P45" svg:x1="5.373cm" svg:y1="0.584cm" svg:x2="5.154cm" svg:y2="0.806cm"><text:p/></draw:line></draw:g></draw:g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P32"><text:span text:style-name="Character_5f_20_5f_style"><text:span text:style-name="T15">Absciss</text:span></text:span><text:span text:style-name="Character_5f_20_5f_style"><text:span text:style-name="T18">a</text:span></text:span><text:span text:style-name="Character_5f_20_5f_style"><text:span text:style-name="T15"> de E: </text:span></text:span><text:span text:style-name="Character_5f_20_5f_style"><text:span text:style-name="T16"><draw:frame draw:style-name="fr5" draw:name="Object51" text:anchor-type="as-char" svg:y="-0.556cm" svg:width="0.94cm" svg:height="0.87cm" draw:z-index="59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span><text:span text:style-name="Character_5f_20_5f_style"><text:span text:style-name="T16">= </text:span></text:span><text:span text:style-name="Character_5f_20_5f_style"><text:span text:style-name="T37">…</text:span></text:span><text:span text:style-name="Character_5f_20_5f_style"><text:span text:style-name="T43">……</text:span></text:span><text:span text:style-name="Character_5f_20_5f_style"><text:span text:style-name="T20"> </text:span></text:span><text:span text:style-name="Character_5f_20_5f_style"><text:span text:style-name="T21">+</text:span></text:span><text:span text:style-name="Character_5f_20_5f_style"><text:span text:style-name="T21"><draw:frame draw:style-name="fr5" draw:name="Object52" text:anchor-type="as-char" svg:y="-0.556cm" svg:width="0.94cm" svg:height="0.87cm" draw:z-index="34"><draw:object xlink:href="./Object 84" xlink:type="simple" xlink:show="embed" xlink:actuate="onLoad"/><draw:image xlink:href="./ObjectReplacements/Object 84" xlink:type="simple" xlink:show="embed" xlink:actuate="onLoad"/><svg:desc>formula</svg:desc></draw:frame></text:span></text:span></text:p>
      <text:p text:style-name="_5f_Paragraphe_20_livret_20_"><text:span text:style-name="Character_5f_20_5f_style"><text:span text:style-name="T51"/></text:span></text:p>
      <text:p text:style-name="P32"><text:span text:style-name="Character_5f_20_5f_style"><text:span text:style-name="T15">Absciss</text:span></text:span><text:span text:style-name="Character_5f_20_5f_style"><text:span text:style-name="T18">a</text:span></text:span><text:span text:style-name="Character_5f_20_5f_style"><text:span text:style-name="T15"> de F: </text:span></text:span><text:span text:style-name="Character_5f_20_5f_style"><text:span text:style-name="T15"><draw:frame draw:style-name="fr5" draw:name="Object26" text:anchor-type="as-char" svg:y="-0.556cm" svg:width="0.94cm" svg:height="0.87cm" draw:z-index="60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text:span text:style-name="Character_5f_20_5f_style"><text:span text:style-name="T16">= </text:span></text:span><text:span text:style-name="Character_5f_20_5f_style"><text:span text:style-name="T37">…</text:span></text:span><text:span text:style-name="Character_5f_20_5f_style"><text:span text:style-name="T43">……</text:span></text:span><text:span text:style-name="Character_5f_20_5f_style"><text:span text:style-name="T20"> </text:span></text:span><text:span text:style-name="Character_5f_20_5f_style"><text:span text:style-name="T21">+</text:span></text:span><text:span text:style-name="Character_5f_20_5f_style"><text:span text:style-name="T21"><draw:frame draw:style-name="fr5" draw:name="Object27" text:anchor-type="as-char" svg:y="-0.556cm" svg:width="0.94cm" svg:height="0.87cm" draw:z-index="61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span></text:p>
      <text:list xml:id="list111936689151419" text:continue-numbering="true" text:style-name="_5f_Numérotation_20_des_20_exercices_20_livrets">
        <text:list-item>
          <text:p text:style-name="_5f_Titre_20_d_27_exercices_20_livret_20_sans_20_titre_20_avec_20_num_20_exo"><text:span text:style-name="Character_5f_20_5f_style"><text:span text:style-name="T53">Col</text:span></text:span><text:span text:style-name="Character_5f_20_5f_style"><text:span text:style-name="T41">·loca</text:span></text:span><text:span text:style-name="Character_5f_20_5f_style"> </text:span><text:span text:style-name="Character_5f_20_5f_style"><text:span text:style-name="T53">e</text:span></text:span><text:span text:style-name="Character_5f_20_5f_style">ls p</text:span><text:span text:style-name="Character_5f_20_5f_style"><text:span text:style-name="T53">u</text:span></text:span><text:span text:style-name="Character_5f_20_5f_style">nts s</text:span><text:span text:style-name="Character_5f_20_5f_style"><text:span text:style-name="T53">eg</text:span></text:span><text:span text:style-name="Character_5f_20_5f_style"><text:span text:style-name="T41">üe</text:span></text:span><text:span text:style-name="Character_5f_20_5f_style">nts </text:span><text:span text:style-name="Character_5f_20_5f_style"><text:span text:style-name="T53">a</text:span></text:span><text:span text:style-name="Character_5f_20_5f_style"> l’</text:span><text:span text:style-name="Character_5f_20_5f_style"><text:span text:style-name="T53">eix</text:span></text:span><text:span text:style-name="Character_5f_20_5f_style"> </text:span><text:span text:style-name="Character_5f_20_5f_style"><text:span text:style-name="T53">numerat</text:span></text:span><text:span text:style-name="Character_5f_20_5f_style">.</text:span></text:p>
        </text:list-item>
      </text:list>
      <text:p text:style-name="Standard"><text:span text:style-name="Character_5f_20_5f_style"><text:span text:style-name="T23">G</text:span></text:span><text:span text:style-name="Character_5f_20_5f_style"><text:span text:style-name="T28"><draw:frame draw:style-name="fr3" draw:name="Object55" text:anchor-type="as-char" svg:y="-0.579cm" svg:width="0.764cm" svg:height="0.96cm" draw:z-index="35"><draw:object xlink:href="./Object 87" xlink:type="simple" xlink:show="embed" xlink:actuate="onLoad"/><draw:image xlink:href="./ObjectReplacements/Object 87" xlink:type="simple" xlink:show="embed" xlink:actuate="onLoad"/><svg:desc>formula</svg:desc></draw:frame></text:span></text:span><text:span text:style-name="Character_5f_20_5f_style"><text:span text:style-name="T28"> </text:span></text:span><text:span text:style-name="Character_5f_20_5f_style"><text:span text:style-name="T29">i</text:span></text:span><text:span text:style-name="Character_5f_20_5f_style"><text:span text:style-name="T28"> H</text:span></text:span><text:span text:style-name="Character_5f_20_5f_style"><text:span text:style-name="T28"><draw:frame draw:style-name="fr3" draw:name="Object56" text:anchor-type="as-char" svg:y="-0.579cm" svg:width="0.764cm" svg:height="0.96cm" draw:z-index="36"><draw:object xlink:href="./Object 88" xlink:type="simple" xlink:show="embed" xlink:actuate="onLoad"/><draw:image xlink:href="./ObjectReplacements/Object 88" xlink:type="simple" xlink:show="embed" xlink:actuate="onLoad"/><svg:desc>formula</svg:desc></draw:frame></text:span></text:span></text:p>
      <text:p text:style-name="_5f_Paragraphe_20_livret_20_"><text:span text:style-name="Character_5f_20_5f_style"/></text:p>
      <text:p text:style-name="_5f_Paragraphe_20_livret_20_"><draw:g text:anchor-type="char" draw:z-index="14" draw:name="Shape35_0" draw:style-name="gr9"><draw:line draw:style-name="gr22" draw:text-style-name="P45" svg:x1="3.515cm" svg:y1="0.21cm" svg:x2="3.515cm" svg:y2="0.512cm"><text:p/></draw:line><draw:line draw:style-name="gr22" draw:text-style-name="P45" svg:x1="6.676cm" svg:y1="0.21cm" svg:x2="6.676cm" svg:y2="0.512cm"><text:p/></draw:line><draw:line draw:style-name="gr22" draw:text-style-name="P45" svg:x1="0.878cm" svg:y1="0.066cm" svg:x2="0.878cm" svg:y2="0.666cm"><text:p/></draw:line><draw:line draw:style-name="gr22" draw:text-style-name="P45" svg:x1="7.207cm" svg:y1="0.066cm" svg:x2="7.207cm" svg:y2="0.666cm"><text:p/></draw:line><draw:line draw:style-name="gr22" draw:text-style-name="P45" svg:x1="6.154cm" svg:y1="0.21cm" svg:x2="6.154cm" svg:y2="0.513cm"><text:p/></draw:line><draw:line draw:style-name="gr22" draw:text-style-name="P45" svg:x1="5.618cm" svg:y1="0.21cm" svg:x2="5.618cm" svg:y2="0.513cm"><text:p/></draw:line><draw:line draw:style-name="gr22" draw:text-style-name="P45" svg:x1="5.092cm" svg:y1="0.066cm" svg:x2="5.092cm" svg:y2="0.666cm"><text:p/></draw:line><draw:line draw:style-name="gr22" draw:text-style-name="P45" svg:x1="4.565cm" svg:y1="0.21cm" svg:x2="4.565cm" svg:y2="0.512cm"><text:p/></draw:line><draw:line draw:style-name="gr22" draw:text-style-name="P45" svg:x1="4.038cm" svg:y1="0.21cm" svg:x2="4.038cm" svg:y2="0.513cm"><text:p/></draw:line><draw:line draw:style-name="gr22" draw:text-style-name="P45" svg:x1="2.985cm" svg:y1="0.066cm" svg:x2="2.985cm" svg:y2="0.666cm"><text:p/></draw:line><draw:line draw:style-name="gr22" draw:text-style-name="P45" svg:x1="2.462cm" svg:y1="0.21cm" svg:x2="2.462cm" svg:y2="0.512cm"><text:p/></draw:line><draw:line draw:style-name="gr22" draw:text-style-name="P45" svg:x1="1.933cm" svg:y1="0.21cm" svg:x2="1.933cm" svg:y2="0.513cm"><text:p/></draw:line><draw:line draw:style-name="gr22" draw:text-style-name="P45" svg:x1="1.403cm" svg:y1="0.21cm" svg:x2="1.403cm" svg:y2="0.513cm"><text:p/></draw:line><draw:line draw:style-name="gr23" draw:text-style-name="P46" svg:x1="0.349cm" svg:y1="0.36cm" svg:x2="7.993cm" svg:y2="0.36cm"><text:p/></draw:line><draw:frame draw:style-name="gr24" draw:text-style-name="P56" svg:width="0.708cm" svg:height="0.664cm" svg:x="0.247cm" svg:y="0.665cm"><draw:text-box><text:p text:style-name="P47"><text:span text:style-name="T62">0</text:span></text:p></draw:text-box></draw:frame><draw:frame draw:style-name="gr24" draw:text-style-name="P48" svg:width="0.708cm" svg:height="0.664cm" svg:x="0.536cm" svg:y="0.58cm"><draw:text-box><text:p text:style-name="P47"><text:span text:style-name="T58">1</text:span></text:p></draw:text-box></draw:frame><draw:frame draw:style-name="gr24" draw:text-style-name="P48" svg:width="0.708cm" svg:height="0.664cm" svg:x="2.635cm" svg:y="0.555cm"><draw:text-box><text:p text:style-name="P47"><text:span text:style-name="T58">2</text:span></text:p></draw:text-box></draw:frame><draw:frame draw:style-name="gr24" draw:text-style-name="P48" svg:width="0.708cm" svg:height="0.664cm" svg:x="4.777cm" svg:y="0.541cm"><draw:text-box><text:p text:style-name="P47"><text:span text:style-name="T58">3</text:span></text:p></draw:text-box></draw:frame><draw:frame draw:style-name="gr24" draw:text-style-name="P48" svg:width="0.708cm" svg:height="0.664cm" svg:x="6.863cm" svg:y="0.566cm"><draw:text-box><text:p text:style-name="P47"><text:span text:style-name="T58">4</text:span></text:p></draw:text-box></draw:frame></draw:g><text:span text:style-name="Character_5f_20_5f_style"/></text:p>
      <text:p text:style-name="_5f_Paragraphe_20_livret_20_"><text:span text:style-name="Character_5f_20_5f_style"/></text:p>
      <text:list xml:id="list111937033309555" text:continue-numbering="true" text:style-name="_5f_Numérotation_20_des_20_exercices_20_livrets">
        <text:list-item>
          <text:p text:style-name="P37"><text:span text:style-name="Character_5f_20_5f_style"><text:span text:style-name="T53">Col</text:span></text:span><text:span text:style-name="Character_5f_20_5f_style"><text:span text:style-name="T41">·loca</text:span></text:span><text:span text:style-name="Character_5f_20_5f_style"> </text:span><text:span text:style-name="Character_5f_20_5f_style"><text:span text:style-name="T53">e</text:span></text:span><text:span text:style-name="Character_5f_20_5f_style">ls p</text:span><text:span text:style-name="Character_5f_20_5f_style"><text:span text:style-name="T53">u</text:span></text:span><text:span text:style-name="Character_5f_20_5f_style">nts s</text:span><text:span text:style-name="Character_5f_20_5f_style"><text:span text:style-name="T53">eg</text:span></text:span><text:span text:style-name="Character_5f_20_5f_style"><text:span text:style-name="T41">üe</text:span></text:span><text:span text:style-name="Character_5f_20_5f_style">nts </text:span><text:span text:style-name="Character_5f_20_5f_style"><text:span text:style-name="T53">a</text:span></text:span><text:span text:style-name="Character_5f_20_5f_style"> l’</text:span><text:span text:style-name="Character_5f_20_5f_style"><text:span text:style-name="T53">eix</text:span></text:span><text:span text:style-name="Character_5f_20_5f_style"> </text:span><text:span text:style-name="Character_5f_20_5f_style"><text:span text:style-name="T53">numerat</text:span></text:span><text:span text:style-name="Character_5f_20_5f_style">.</text:span></text:p>
        </text:list-item>
      </text:list>
      <text:p text:style-name="Standard"><text:span text:style-name="Character_5f_20_5f_style"><text:span text:style-name="T23">G</text:span></text:span><text:span text:style-name="Character_5f_20_5f_style"><text:span text:style-name="T28"><draw:frame draw:style-name="fr3" draw:name="Object61" text:anchor-type="as-char" svg:y="-0.579cm" svg:width="0.764cm" svg:height="0.96cm" draw:z-index="62"><draw:object xlink:href="./Object 98" xlink:type="simple" xlink:show="embed" xlink:actuate="onLoad"/><draw:image xlink:href="./ObjectReplacements/Object 98" xlink:type="simple" xlink:show="embed" xlink:actuate="onLoad"/><svg:desc>formula</svg:desc></draw:frame></text:span></text:span><text:span text:style-name="Character_5f_20_5f_style"><text:span text:style-name="T28"> et H</text:span></text:span><text:span text:style-name="Character_5f_20_5f_style"><text:span text:style-name="T28"><draw:frame draw:style-name="fr3" draw:name="Object62" text:anchor-type="as-char" svg:y="-0.579cm" svg:width="0.764cm" svg:height="0.96cm" draw:z-index="63"><draw:object xlink:href="./Object 99" xlink:type="simple" xlink:show="embed" xlink:actuate="onLoad"/><draw:image xlink:href="./ObjectReplacements/Object 99" xlink:type="simple" xlink:show="embed" xlink:actuate="onLoad"/><svg:desc>formula</svg:desc></draw:frame></text:span></text:span></text:p>
      <text:p text:style-name="_5f_Paragraphe_20_livret_20_"><text:span text:style-name="Character_5f_20_5f_style"/></text:p>
      <text:p text:style-name="_5f_Paragraphe_20_livret_20_"><draw:g text:anchor-type="char" draw:z-index="22" draw:name="Shape38" draw:style-name="gr9"><draw:line draw:style-name="gr22" draw:text-style-name="P45" svg:x1="0.48cm" svg:y1="0.161cm" svg:x2="0.48cm" svg:y2="0.659cm"><text:p/></draw:line><draw:line draw:style-name="gr22" draw:text-style-name="P45" svg:x1="0.48cm" svg:y1="0.161cm" svg:x2="0.48cm" svg:y2="0.659cm"><text:p/></draw:line><draw:line draw:style-name="gr22" draw:text-style-name="P45" svg:x1="1.016cm" svg:y1="0.284cm" svg:x2="1.016cm" svg:y2="0.534cm"><text:p/></draw:line><draw:line draw:style-name="gr22" draw:text-style-name="P45" svg:x1="7.414cm" svg:y1="0.284cm" svg:x2="7.414cm" svg:y2="0.534cm"><text:p/></draw:line><draw:line draw:style-name="gr22" draw:text-style-name="P45" svg:x1="6.344cm" svg:y1="0.284cm" svg:x2="6.344cm" svg:y2="0.534cm"><text:p/></draw:line><draw:line draw:style-name="gr22" draw:text-style-name="P45" svg:x1="5.812cm" svg:y1="0.284cm" svg:x2="5.812cm" svg:y2="0.534cm"><text:p/></draw:line><draw:line draw:style-name="gr22" draw:text-style-name="P45" svg:x1="5.28cm" svg:y1="0.284cm" svg:x2="5.28cm" svg:y2="0.534cm"><text:p/></draw:line><draw:line draw:style-name="gr22" draw:text-style-name="P45" svg:x1="4.747cm" svg:y1="0.284cm" svg:x2="4.747cm" svg:y2="0.534cm"><text:p/></draw:line><draw:line draw:style-name="gr22" draw:text-style-name="P45" svg:x1="4.213cm" svg:y1="0.284cm" svg:x2="4.213cm" svg:y2="0.534cm"><text:p/></draw:line><draw:line draw:style-name="gr22" draw:text-style-name="P45" svg:x1="3.147cm" svg:y1="0.284cm" svg:x2="3.147cm" svg:y2="0.534cm"><text:p/></draw:line><draw:line draw:style-name="gr22" draw:text-style-name="P45" svg:x1="3.712cm" svg:y1="0.284cm" svg:x2="3.712cm" svg:y2="0.534cm"><text:p/></draw:line><draw:line draw:style-name="gr22" draw:text-style-name="P45" svg:x1="2.083cm" svg:y1="0.284cm" svg:x2="2.083cm" svg:y2="0.534cm"><text:p/></draw:line><draw:line draw:style-name="gr22" draw:text-style-name="P45" svg:x1="1.547cm" svg:y1="0.284cm" svg:x2="1.547cm" svg:y2="0.534cm"><text:p/></draw:line><draw:line draw:style-name="gr23" draw:text-style-name="P46" svg:x1="0.48cm" svg:y1="0.411cm" svg:x2="8.388cm" svg:y2="0.418cm"><text:p/></draw:line><draw:frame draw:style-name="gr24" draw:text-style-name="P48" svg:width="0.708cm" svg:height="0.664cm" svg:x="0.173cm" svg:y="0.657cm"><draw:text-box><text:p text:style-name="P47"><text:span text:style-name="T58">0</text:span></text:p></draw:text-box></draw:frame><draw:frame draw:style-name="gr24" draw:text-style-name="P48" svg:width="0.708cm" svg:height="0.664cm" svg:x="6.557cm" svg:y="0.54cm"><draw:text-box><text:p text:style-name="P47"><text:span text:style-name="T58">3</text:span></text:p></draw:text-box></draw:frame><draw:line draw:style-name="gr22" draw:text-style-name="P45" svg:x1="6.879cm" svg:y1="0.284cm" svg:x2="6.879cm" svg:y2="0.534cm"><text:p/></draw:line><draw:line draw:style-name="gr22" draw:text-style-name="P45" svg:x1="2.614cm" svg:y1="0.284cm" svg:x2="2.614cm" svg:y2="0.534cm"><text:p/></draw:line></draw:g><text:span text:style-name="Character_5f_20_5f_style"/></text:p>
      <text:p text:style-name="_5f_Paragraphe_20_livret_20_"><text:span text:style-name="Character_5f_20_5f_style"/></text:p>
      <text:list xml:id="list111936065943034" text:continue-numbering="true" text:style-name="_5f_Numérotation_20_des_20_exercices_20_livrets">
        <text:list-item>
          <text:h text:style-name="_5f_Titre_20_d_27_exercices_20_livret_20_avec_20_num_20_exo" text:outline-level="1"><text:span text:style-name="Character_5f_20_5f_style"><text:s/>Dif</text:span><text:span text:style-name="Character_5f_20_5f_style"><text:span text:style-name="T53">e</text:span></text:span><text:span text:style-name="Character_5f_20_5f_style">rents d</text:span><text:span text:style-name="Character_5f_20_5f_style"><text:span text:style-name="T53">e</text:span></text:span><text:span text:style-name="Character_5f_20_5f_style">nomina</text:span><text:span text:style-name="Character_5f_20_5f_style"><text:span text:style-name="T53">do</text:span></text:span><text:span text:style-name="Character_5f_20_5f_style">rs!</text:span></text:h>
          <text:list>
            <text:list-item>
              <text:p text:style-name="P34"><text:span text:style-name="Character_5f_20_5f_style">Compl</text:span><text:span text:style-name="Character_5f_20_5f_style"><text:span text:style-name="T53">e</text:span></text:span><text:span text:style-name="Character_5f_20_5f_style">t</text:span><text:span text:style-name="Character_5f_20_5f_style"><text:span text:style-name="T53">a</text:span></text:span><text:span text:style-name="Character_5f_20_5f_style">.</text:span></text:p>
            </text:list-item>
          </text:list>
        </text:list-item>
      </text:list>
      <text:p text:style-name="_5f_Paragraphe_20_livret_20_"><text:span text:style-name="T38">•</text:span><text:span text:style-name="T39"> </text:span><text:span text:style-name="T45">Absciss</text:span><text:span text:style-name="T46">a</text:span><text:span text:style-name="T45"> de E: </text:span><text:span text:style-name="T44"><draw:frame draw:style-name="fr4" draw:name="Objet19" text:anchor-type="as-char" svg:y="-0.534cm" svg:width="0.829cm" svg:height="0.87cm" draw:z-index="64"><draw:object xlink:href="./Object 92" xlink:type="simple" xlink:show="embed" xlink:actuate="onLoad"/><draw:image xlink:href="./ObjectReplacements/Object 92" xlink:type="simple" xlink:show="embed" xlink:actuate="onLoad"/><svg:desc>formula</svg:desc></draw:frame></text:span><text:span text:style-name="T44"> </text:span><text:span text:style-name="T45">o </text:span><text:span text:style-name="T45"><draw:frame draw:style-name="fr4" draw:name="Objet24" text:anchor-type="as-char" svg:y="-0.534cm" svg:width="0.829cm" svg:height="0.87cm" draw:z-index="65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45">.</text:span></text:p>
      <text:p text:style-name="_5f_Paragraphe_20_livret_20_"><draw:g text:anchor-type="char" draw:z-index="15" draw:name="DrawObject2" draw:style-name="gr9"><draw:frame draw:name="Shape39" draw:style-name="gr29" draw:text-style-name="P48" svg:width="0.703cm" svg:height="0.666cm" svg:x="-0.122cm" svg:y="1.759cm"><draw:text-box><text:p text:style-name="P47"><text:span text:style-name="T59">0</text:span></text:p></draw:text-box></draw:frame><draw:g draw:name="Shape40" draw:style-name="gr18"><draw:line draw:style-name="gr22" draw:text-style-name="P45" svg:x1="2.951cm" svg:y1="1.51cm" svg:x2="2.951cm" svg:y2="1.77cm"><text:p/></draw:line><draw:line draw:style-name="gr30" draw:text-style-name="P45" svg:x1="6.828cm" svg:y1="1.51cm" svg:x2="6.828cm" svg:y2="1.77cm"><text:p/></draw:line><draw:line draw:style-name="gr22" draw:text-style-name="P45" svg:x1="0.213cm" svg:y1="1.39cm" svg:x2="0.213cm" svg:y2="1.907cm"><text:p/></draw:line><draw:line draw:style-name="gr22" draw:text-style-name="P45" svg:x1="5.694cm" svg:y1="1.51cm" svg:x2="5.694cm" svg:y2="1.771cm"><text:p/></draw:line><draw:line draw:style-name="gr22" draw:text-style-name="P45" svg:x1="5.146cm" svg:y1="1.51cm" svg:x2="5.146cm" svg:y2="1.771cm"><text:p/></draw:line><draw:line draw:style-name="gr22" draw:text-style-name="P45" svg:x1="4.595cm" svg:y1="1.39cm" svg:x2="4.595cm" svg:y2="1.907cm"><text:p/></draw:line><draw:line draw:style-name="gr22" draw:text-style-name="P45" svg:x1="4.05cm" svg:y1="1.51cm" svg:x2="4.05cm" svg:y2="1.77cm"><text:p/></draw:line><draw:line draw:style-name="gr31" draw:text-style-name="P53" svg:x1="3.501cm" svg:y1="1.51cm" svg:x2="3.501cm" svg:y2="1.771cm"><text:p/></draw:line><draw:line draw:style-name="gr22" draw:text-style-name="P45" svg:x1="2.405cm" svg:y1="1.39cm" svg:x2="2.405cm" svg:y2="1.907cm"><text:p/></draw:line><draw:line draw:style-name="gr22" draw:text-style-name="P45" svg:x1="1.857cm" svg:y1="1.51cm" svg:x2="1.857cm" svg:y2="1.77cm"><text:p/></draw:line><draw:line draw:style-name="gr22" draw:text-style-name="P45" svg:x1="1.309cm" svg:y1="1.51cm" svg:x2="1.309cm" svg:y2="1.771cm"><text:p/></draw:line><draw:line draw:style-name="gr22" draw:text-style-name="P45" svg:x1="0.761cm" svg:y1="1.51cm" svg:x2="0.761cm" svg:y2="1.771cm"><text:p/></draw:line><draw:line draw:style-name="gr23" draw:text-style-name="P46" svg:x1="0.233cm" svg:y1="1.661cm" svg:x2="8.079cm" svg:y2="1.672cm"><text:p/></draw:line><draw:frame draw:style-name="gr32" draw:text-style-name="P48" svg:width="0.692cm" svg:height="0.666cm" svg:x="4.291cm" svg:y="1.796cm"><draw:text-box><text:p text:style-name="P47"><text:span text:style-name="T59">1</text:span></text:p></draw:text-box></draw:frame><draw:frame draw:style-name="gr33" draw:text-style-name="P54" svg:width="0.71cm" svg:height="0.666cm" svg:x="3.206cm" svg:y="0.971cm"><draw:text-box><text:p text:style-name="P47"><text:span text:style-name="T60">E</text:span></text:p></draw:text-box></draw:frame><draw:frame draw:style-name="gr32" draw:text-style-name="P55" svg:width="0.692cm" svg:height="0.666cm" svg:x="6.554cm" svg:y="0.967cm"><draw:text-box><text:p text:style-name="P47"><text:span text:style-name="T61">F</text:span></text:p></draw:text-box></draw:frame><draw:line draw:style-name="gr22" draw:text-style-name="P45" svg:x1="6.276cm" svg:y1="1.511cm" svg:x2="6.276cm" svg:y2="1.772cm"><text:p/></draw:line><draw:line draw:style-name="gr22" draw:text-style-name="P45" svg:x1="7.335cm" svg:y1="1.527cm" svg:x2="7.335cm" svg:y2="1.788cm"><text:p/></draw:line></draw:g></draw:g><text:span text:style-name="Character_5f_20_5f_style"><text:span text:style-name="T39">• </text:span></text:span><text:span text:style-name="Character_5f_20_5f_style"><text:span text:style-name="T45">Absciss</text:span></text:span><text:span text:style-name="Character_5f_20_5f_style"><text:span text:style-name="T46">a</text:span></text:span><text:span text:style-name="Character_5f_20_5f_style"><text:span text:style-name="T45"> de F: </text:span></text:span><text:span text:style-name="Character_5f_20_5f_style"><text:span text:style-name="T45"><draw:frame draw:style-name="fr4" draw:name="Objet23" text:anchor-type="as-char" svg:y="-0.534cm" svg:width="0.829cm" svg:height="0.87cm" draw:z-index="37"><draw:object xlink:href="./Object 89" xlink:type="simple" xlink:show="embed" xlink:actuate="onLoad"/><draw:image xlink:href="./ObjectReplacements/Object 89" xlink:type="simple" xlink:show="embed" xlink:actuate="onLoad"/><svg:desc>formula</svg:desc></draw:frame></text:span></text:span><text:span text:style-name="Character_5f_20_5f_style"><text:span text:style-name="T45"> o </text:span></text:span><text:span text:style-name="Character_5f_20_5f_style"><text:span text:style-name="T44"><draw:frame draw:style-name="fr4" draw:name="Objet25" text:anchor-type="as-char" svg:y="-0.534cm" svg:width="0.829cm" svg:height="0.87cm" draw:z-index="38"><draw:object xlink:href="./Object 90" xlink:type="simple" xlink:show="embed" xlink:actuate="onLoad"/><draw:image xlink:href="./ObjectReplacements/Object 90" xlink:type="simple" xlink:show="embed" xlink:actuate="onLoad"/><svg:desc>formula</svg:desc></draw:frame></text:span></text:span><text:span text:style-name="Character_5f_20_5f_style"><text:span text:style-name="T44"><text:s/></text:span></text:span><text:span text:style-name="Character_5f_20_5f_style"><text:span text:style-name="T45">o </text:span></text:span><text:span text:style-name="Character_5f_20_5f_style"><text:span text:style-name="T45"><draw:frame draw:style-name="fr4" draw:name="Objet26" text:anchor-type="as-char" svg:y="-0.534cm" svg:width="0.829cm" svg:height="0.87cm" draw:z-index="39"><draw:object xlink:href="./Object 91" xlink:type="simple" xlink:show="embed" xlink:actuate="onLoad"/><draw:image xlink:href="./ObjectReplacements/Object 91" xlink:type="simple" xlink:show="embed" xlink:actuate="onLoad"/><svg:desc>formula</svg:desc></draw:frame></text:span></text:span><text:span text:style-name="Character_5f_20_5f_style"><text:span text:style-name="T45">.</text:span></text:span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/>
      <text:list xml:id="list111936551676395" text:continue-numbering="true" text:style-name="_5f_Numérotation_20_des_20_exercices_20_livrets">
        <text:list-item>
          <text:list>
            <text:list-item>
              <text:p text:style-name="P34"><text:span text:style-name="T53">Col</text:span><text:span text:style-name="T50">·loca</text:span> <text:span text:style-name="T53">e</text:span>ls p<text:span text:style-name="T53">u</text:span>nts s<text:span text:style-name="T53">eg</text:span><text:span text:style-name="T50">üents</text:span> <text:span text:style-name="T53">a</text:span> l'<text:span text:style-name="T53">ei</text:span>x <text:span text:style-name="T53">numerat</text:span>.</text:p>
            </text:list-item>
          </text:list>
        </text:list-item>
      </text:list>
      <text:section text:style-name="Sect1" text:name="Section5">
        <text:p text:style-name="_5f_Paragraphe_20_livret_20_"><text:span text:style-name="T45">G</text:span><text:span text:style-name="T45"><draw:frame draw:style-name="fr3" draw:name="Objet21" text:anchor-type="as-char" svg:y="-0.579cm" svg:width="0.988cm" svg:height="0.96cm" draw:z-index="40"><draw:object xlink:href="./Object 100" xlink:type="simple" xlink:show="embed" xlink:actuate="onLoad"/><draw:image xlink:href="./ObjectReplacements/Object 100" xlink:type="simple" xlink:show="embed" xlink:actuate="onLoad"/><svg:desc>formula</svg:desc></draw:frame></text:span></text:p>
        <text:p text:style-name="_5f_Paragraphe_20_livret_20_"><draw:g text:anchor-type="paragraph" draw:z-index="23" draw:name="Shape41" draw:style-name="gr19"><draw:line draw:style-name="gr11" draw:text-style-name="P50" svg:x1="0.255cm" svg:y1="0.48cm" svg:x2="0.255cm" svg:y2="1.072cm"><text:p/></draw:line><draw:line draw:style-name="gr12" draw:text-style-name="P51" svg:x1="0.255cm" svg:y1="0.776cm" svg:x2="8.081cm" svg:y2="0.776cm"><text:p/></draw:line><draw:line draw:style-name="gr20" draw:text-style-name="P50" svg:x1="3.504cm" svg:y1="0.626cm" svg:x2="3.504cm" svg:y2="0.922cm"><text:p/></draw:line><draw:line draw:style-name="gr20" draw:text-style-name="P50" svg:x1="3.203cm" svg:y1="0.626cm" svg:x2="3.203cm" svg:y2="0.922cm"><text:p/></draw:line><draw:line draw:style-name="gr20" draw:text-style-name="P50" svg:x1="2.909cm" svg:y1="0.626cm" svg:x2="2.909cm" svg:y2="0.922cm"><text:p/></draw:line><draw:line draw:style-name="gr20" draw:text-style-name="P50" svg:x1="2.614cm" svg:y1="0.626cm" svg:x2="2.614cm" svg:y2="0.922cm"><text:p/></draw:line><draw:line draw:style-name="gr20" draw:text-style-name="P50" svg:x1="2.323cm" svg:y1="0.626cm" svg:x2="2.323cm" svg:y2="0.922cm"><text:p/></draw:line><draw:line draw:style-name="gr20" draw:text-style-name="P50" svg:x1="2.02cm" svg:y1="0.626cm" svg:x2="2.02cm" svg:y2="0.922cm"><text:p/></draw:line><draw:line draw:style-name="gr20" draw:text-style-name="P50" svg:x1="1.732cm" svg:y1="0.626cm" svg:x2="1.732cm" svg:y2="0.922cm"><text:p/></draw:line><draw:line draw:style-name="gr20" draw:text-style-name="P50" svg:x1="1.434cm" svg:y1="0.626cm" svg:x2="1.434cm" svg:y2="0.922cm"><text:p/></draw:line><draw:line draw:style-name="gr20" draw:text-style-name="P50" svg:x1="1.138cm" svg:y1="0.626cm" svg:x2="1.138cm" svg:y2="0.922cm"><text:p/></draw:line><draw:line draw:style-name="gr20" draw:text-style-name="P50" svg:x1="0.836cm" svg:y1="0.626cm" svg:x2="0.836cm" svg:y2="0.922cm"><text:p/></draw:line><draw:line draw:style-name="gr20" draw:text-style-name="P50" svg:x1="0.545cm" svg:y1="0.626cm" svg:x2="0.545cm" svg:y2="0.922cm"><text:p/></draw:line><draw:line draw:style-name="gr20" draw:text-style-name="P50" svg:x1="3.801cm" svg:y1="0.48cm" svg:x2="3.801cm" svg:y2="1.072cm"><text:p/></draw:line><draw:line draw:style-name="gr20" draw:text-style-name="P50" svg:x1="7.043cm" svg:y1="0.626cm" svg:x2="7.043cm" svg:y2="0.922cm"><text:p/></draw:line><draw:line draw:style-name="gr20" draw:text-style-name="P50" svg:x1="6.753cm" svg:y1="0.626cm" svg:x2="6.753cm" svg:y2="0.922cm"><text:p/></draw:line><draw:line draw:style-name="gr20" draw:text-style-name="P50" svg:x1="6.454cm" svg:y1="0.626cm" svg:x2="6.454cm" svg:y2="0.922cm"><text:p/></draw:line><draw:line draw:style-name="gr20" draw:text-style-name="P50" svg:x1="6.158cm" svg:y1="0.626cm" svg:x2="6.158cm" svg:y2="0.922cm"><text:p/></draw:line><draw:line draw:style-name="gr20" draw:text-style-name="P50" svg:x1="5.864cm" svg:y1="0.626cm" svg:x2="5.864cm" svg:y2="0.922cm"><text:p/></draw:line><draw:line draw:style-name="gr20" draw:text-style-name="P50" svg:x1="5.569cm" svg:y1="0.626cm" svg:x2="5.569cm" svg:y2="0.922cm"><text:p/></draw:line><draw:line draw:style-name="gr20" draw:text-style-name="P50" svg:x1="5.276cm" svg:y1="0.626cm" svg:x2="5.276cm" svg:y2="0.922cm"><text:p/></draw:line><draw:line draw:style-name="gr20" draw:text-style-name="P50" svg:x1="4.977cm" svg:y1="0.626cm" svg:x2="4.977cm" svg:y2="0.922cm"><text:p/></draw:line><draw:line draw:style-name="gr20" draw:text-style-name="P50" svg:x1="4.683cm" svg:y1="0.626cm" svg:x2="4.683cm" svg:y2="0.922cm"><text:p/></draw:line><draw:line draw:style-name="gr20" draw:text-style-name="P50" svg:x1="4.388cm" svg:y1="0.626cm" svg:x2="4.388cm" svg:y2="0.922cm"><text:p/></draw:line><draw:line draw:style-name="gr20" draw:text-style-name="P50" svg:x1="4.092cm" svg:y1="0.626cm" svg:x2="4.092cm" svg:y2="0.922cm"><text:p/></draw:line><draw:line draw:style-name="gr20" draw:text-style-name="P50" svg:x1="7.343cm" svg:y1="0.48cm" svg:x2="7.343cm" svg:y2="1.072cm"><text:p/></draw:line><draw:frame draw:style-name="gr21" draw:text-style-name="P52" svg:width="0.207cm" svg:height="0.47cm" svg:x="0.159cm" svg:y="1.069cm"><draw:text-box><text:p text:style-name="P47"><text:span text:style-name="T57">0</text:span></text:p></draw:text-box></draw:frame><draw:frame draw:style-name="gr21" draw:text-style-name="P52" svg:width="0.207cm" svg:height="0.47cm" svg:x="3.708cm" svg:y="1.069cm"><draw:text-box><text:p text:style-name="P47"><text:span text:style-name="T57">1</text:span></text:p></draw:text-box></draw:frame><draw:frame draw:style-name="gr21" draw:text-style-name="P52" svg:width="0.207cm" svg:height="0.47cm" svg:x="7.25cm" svg:y="1.073cm"><draw:text-box><text:p text:style-name="P47"><text:span text:style-name="T57">2</text:span></text:p></draw:text-box></draw:frame></draw:g><text:span text:style-name="T45">H</text:span><text:span text:style-name="T45"><draw:frame draw:style-name="fr3" draw:name="Objet22" text:anchor-type="as-char" svg:y="-0.579cm" svg:width="0.764cm" svg:height="0.96cm" draw:z-index="41"><draw:object xlink:href="./Object 101" xlink:type="simple" xlink:show="embed" xlink:actuate="onLoad"/><draw:image xlink:href="./ObjectReplacements/Object 101" xlink:type="simple" xlink:show="embed" xlink:actuate="onLoad"/><svg:desc>formula</svg:desc></draw:frame></text:span></text:p>
        <text:p text:style-name="_5f_Paragraphe_20_livret_20_"><text:span text:style-name="T45">N</text:span><text:span text:style-name="T45"><draw:frame draw:style-name="fr3" draw:name="Objet29" text:anchor-type="as-char" svg:y="-0.579cm" svg:width="0.764cm" svg:height="0.96cm" draw:z-index="42"><draw:object xlink:href="./Object 102" xlink:type="simple" xlink:show="embed" xlink:actuate="onLoad"/><draw:image xlink:href="./ObjectReplacements/Object 102" xlink:type="simple" xlink:show="embed" xlink:actuate="onLoad"/><svg:desc>formula</svg:desc></draw:frame></text:span></text:p>
        <text:p text:style-name="_5f_Paragraphe_20_livret_20_"><text:span text:style-name="T45">K</text:span><text:span text:style-name="T45"><draw:frame draw:style-name="fr3" draw:name="Objet27" text:anchor-type="as-char" svg:y="-0.579cm" svg:width="0.764cm" svg:height="0.96cm" draw:z-index="43"><draw:object xlink:href="./Object 103" xlink:type="simple" xlink:show="embed" xlink:actuate="onLoad"/><draw:image xlink:href="./ObjectReplacements/Object 103" xlink:type="simple" xlink:show="embed" xlink:actuate="onLoad"/><svg:desc>formula</svg:desc></draw:frame></text:span></text:p>
        <text:p text:style-name="_5f_Paragraphe_20_livret_20_"><text:span text:style-name="T45">L</text:span><text:span text:style-name="T45"><draw:frame draw:style-name="fr3" draw:name="Objet28" text:anchor-type="as-char" svg:y="-0.579cm" svg:width="0.764cm" svg:height="0.96cm" draw:z-index="44"><draw:object xlink:href="./Object 104" xlink:type="simple" xlink:show="embed" xlink:actuate="onLoad"/><draw:image xlink:href="./ObjectReplacements/Object 104" xlink:type="simple" xlink:show="embed" xlink:actuate="onLoad"/><svg:desc>formula</svg:desc></draw:frame></text:span></text:p>
        <text:p text:style-name="_5f_Paragraphe_20_livret_20_"><text:span text:style-name="T45">M</text:span><text:span text:style-name="T45"><draw:frame draw:style-name="fr3" draw:name="Objet30" text:anchor-type="as-char" svg:y="-0.579cm" svg:width="0.764cm" svg:height="0.96cm" draw:z-index="45"><draw:object xlink:href="./Object 105" xlink:type="simple" xlink:show="embed" xlink:actuate="onLoad"/><draw:image xlink:href="./ObjectReplacements/Object 105" xlink:type="simple" xlink:show="embed" xlink:actuate="onLoad"/><svg:desc>formula</svg:desc></draw:frame></text:span></text:p>
      </text:section>
      <text:p text:style-name="_5f_Paragraphe_20_livret_20_"/>
      <text:list xml:id="list111936779569290" text:continue-numbering="true" text:style-name="_5f_Numérotation_20_des_20_exercices_20_livrets">
        <text:list-item>
          <text:list>
            <text:list-item>
              <text:p text:style-name="P34">Qu<text:span text:style-name="T47">è</text:span> <text:span text:style-name="T53">observes</text:span>?</text:p>
            </text:list-item>
          </text:list>
        </text:list-item>
      </text:list>
      <text:p text:style-name="P26">…………………………………………………………………</text:p>
      <text:p text:style-name="P26">.………………………………………………………………..</text:p>
      <text:p text:style-name="P26">………………………………………………………………...</text:p>
      <text:p text:style-name="P26">……………………………………………………………….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roman" style:font-pitch="variable"/>
    <style:font-face style:name="Lucida Sans2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SimSun" svg:font-family="SimSun" style:font-pitch="variable"/>
    <style:font-face style:name="SimSun1" svg:font-family="SimSun" style:font-family-generic="roman" style:font-pitch="variable"/>
    <style:font-face style:name="SimSun2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2" style:font-size-asian="12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2" style:font-size-asian="12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7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7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_5f_Titre_20_d_27_exercices_20_livret_20_avec_20_num_20_exo" style:display-name="_Titre d'exercices livret avec num exo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 style:writing-mode="lr-tb">
        <style:tab-stops/>
      </style:paragraph-properties>
      <style:text-properties fo:color="#b38d19" loext:opacity="100%" style:font-name="Bitstream Vera Sans6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_20_avec_20_num_20_exo" style:display-name="_Titre d'exercices livret sans titre avec num exo" style:family="paragraph" style:parent-style-name="Standard" style:next-style-name="_5f_Paragraphe_20_livret_20_" style:list-style-name="_5f_Numérotation_20_des_20_exercices_20_livrets">
      <style:paragraph-properties fo:margin-top="0.199cm" fo:margin-bottom="0.199cm" style:contextual-spacing="false"/>
      <style:text-properties fo:color="#000000" loext:opacity="100%" fo:font-style="normal" fo:font-weight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7" fo:font-family="'Bitstream Vera Sans'" style:font-style-name="Roman" style:font-family-generic="swiss" style:font-pitch="variable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margin-left="3.099cm" fo:margin-right="0cm" fo:text-align="center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20_réponse_20_élève_20_livret" style:display-name="_paragraphe réponse élève livret" style:family="paragraph" style:parent-style-name="_5f_Titre_20_d_27_exercices_20_livret_20_avec_20_num_20_exo" style:master-page-name="">
      <style:paragraph-properties fo:margin-top="0cm" fo:margin-bottom="0cm" style:contextual-spacing="false" style:line-height-at-least="0.6cm" style:page-number="auto"/>
      <style:text-properties style:use-window-font-color="true" loext:opacity="0%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style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Header_20_page_20_impaire_20__28_D_29_" style:display-name="_Header page impaire (D)" style:family="paragraph" style:parent-style-name="Header">
      <style:paragraph-properties fo:text-align="center" style:justify-single-word="false"/>
      <style:text-properties fo:font-variant="small-caps" fo:color="#d7e12c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808080" loext:opacity="100%" style:font-name="Bitstream Vera Sans1" fo:font-family="'Bitstream Vera Sans'" style:font-family-generic="swiss" style:font-pitch="variable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propriete" style:family="paragraph" style:parent-style-name="Standard" style:master-page-name="">
      <loext:graphic-properties draw:fill="solid" draw:fill-color="#ffcccc" draw:opacity="100%"/>
      <style:paragraph-properties fo:keep-together="always" fo:orphans="0" fo:widows="0" style:page-number="auto" fo:background-color="#ffcccc" fo:padding="0.049cm" fo:border="0.06pt solid #000000" style:shadow="#808080 0.18cm 0.18cm"/>
      <style:text-properties style:font-name="Bitstream Vera Sans7" fo:font-family="'Bitstream Vera Sans'" style:font-style-name="Roman" style:font-family-generic="swiss" style:font-pitch="variable" style:font-size-asian="10.5pt"/>
    </style:style>
    <style:style style:name="definition" style:family="paragraph" style:parent-style-name="Text_20_body">
      <loext:graphic-properties draw:fill="solid" draw:fill-color="#ccffcc" draw:opacity="100%"/>
      <style:paragraph-properties fo:background-color="#ccffcc" fo:padding="0.049cm" fo:border="0.06pt solid #000000" style:shadow="#808080 0.18cm 0.18cm"/>
      <style:text-properties officeooo:rsid="00504fa6"/>
    </style:style>
    <style:style style:name="ATALANTE" style:family="paragraph" style:parent-style-name="Text_20_body">
      <style:text-properties style:font-name="Atalante" fo:font-family="Atalante" style:font-pitch="variable" officeooo:rsid="0130c683"/>
    </style:style>
    <style:style style:name="Math" style:family="paragraph" style:parent-style-name="Text_20_body">
      <style:text-properties style:font-name="Times New Roman2" fo:font-family="'Times New Roman'" style:font-style-name="Italique" style:font-family-generic="roman" style:font-pitch="variable" fo:font-size="12pt" fo:font-style="italic" officeooo:rsid="004690f1" style:font-size-asian="10.5pt"/>
    </style:style>
    <style:style style:name="SetesterTexte" style:family="paragraph" style:parent-style-name="Text_20_body">
      <style:paragraph-properties style:border-line-width-left="0.026cm 0.026cm 0.229cm" fo:padding="0.049cm" fo:border-left="7.99pt double #db2d67" fo:border-right="none" fo:border-top="none" fo:border-bottom="none"/>
    </style:style>
    <style:style style:name="CoursTexte" style:family="paragraph" style:parent-style-name="Text_20_body" style:master-page-name="">
      <style:paragraph-properties fo:margin-top="0cm" fo:margin-bottom="0cm" style:contextual-spacing="false" fo:line-height="100%" style:page-number="auto" fo:padding="0.049cm" fo:border-left="4.99pt solid #108ac0" fo:border-right="none" fo:border-top="none" fo:border-bottom="none"/>
    </style:style>
    <style:style style:name="ActiviteTexte" style:family="paragraph" style:parent-style-name="Text_20_body">
      <style:paragraph-properties fo:padding="0.049cm" fo:border-left="4.99pt dotted #808080" fo:border-right="none" fo:border-top="none" fo:border-bottom="none"/>
    </style:style>
    <style:style style:name="Savoirtexte" style:family="paragraph" style:parent-style-name="Text_20_body">
      <style:paragraph-properties fo:padding="0.049cm" fo:border-left="7.99pt fine-dashed #000000" fo:border-right="none" fo:border-top="none" fo:border-bottom="none"/>
    </style:style>
    <style:style style:name="_5f_Consigne_20_d_27_exercice_20_livret" style:display-name="_Consigne d'exercice livret" style:family="paragraph" style:parent-style-name="_5f_Titre_20_d_27_exercices_20_livret_20_avec_20_num_20_exo">
      <style:text-properties style:use-window-font-color="true" loext:opacity="0%" fo:font-style="normal" fo:font-weight="normal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aphe_20_énoncé_20_après_20_numéro_20_question_20_abc" style:display-name="_Paragraphe énoncé après numéro question abc" style:family="paragraph" style:parent-style-name="Standard"/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6" fo:font-family="'Bitstream Vera Sans'" style:font-style-name="Oblique" style:font-family-generic="swiss" style:font-pitch="variable" fo:font-size="10pt" fo:font-style="normal" fo:font-weight="bold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d7e12c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7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7" fo:font-family="'Bitstream Vera Sans'" style:font-style-name="Roman" style:font-family-generic="swiss" style:font-pitch="variable" fo:font-size="10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7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7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5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_5f_Paragraphe_20_livret" style:display-name="_Paragraphe livret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justify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2d_Titre_20_d_27_activités" style:display-name="-Titre d'activités" style:family="paragraph" style:parent-style-name="Standard">
      <loext:graphic-properties draw:fill="none" draw:fill-color="#99ccff"/>
      <style:paragraph-properties fo:margin-left="-1.499cm" fo:margin-right="0cm" fo:margin-top="1.499cm" fo:margin-bottom="0.4cm" style:contextual-spacing="false" fo:text-indent="0cm" style:auto-text-indent="false" fo:background-color="transparent">
        <style:tab-stops/>
      </style:paragraph-properties>
      <style:text-properties fo:color="#a43486" loext:opacity="100%" style:font-name="Bitstream Vera Sans4" fo:font-family="'Bitstream Vera Sans'" style:font-style-name="Gras" style:font-family-generic="swiss" style:font-pitch="variable" fo:font-size="13pt" fo:font-weight="bold"/>
    </style:style>
    <style:style style:name="_5f_Paragraphe_20_d_27_activités" style:display-name="_Paragraphe d'activités" style:family="paragraph" style:parent-style-name="_2d_Titre_20_d_27_activités">
      <loext:graphic-properties draw:fill="none" draw:fill-color="#99ccff"/>
      <style:paragraph-properties fo:margin-left="0cm" fo:margin-right="0cm" fo:margin-top="0.3cm" fo:margin-bottom="0.199cm" style:contextual-spacing="false" fo:text-align="justify" style:justify-single-word="false" fo:text-indent="0cm" style:auto-text-indent="false" fo:background-color="transparent" fo:padding="0cm" fo:border="none">
        <style:tab-stops/>
      </style:paragraph-properties>
      <style:text-properties fo:color="#000000" loext:opacity="100%" fo:font-size="9pt" fo:font-weight="normal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>
      <style:text-properties fo:color="#b3b3b3" loext:opacity="100%" style:font-name="Bitstream Vera Sans6" fo:font-family="'Bitstream Vera Sans'" style:font-style-name="Oblique" style:font-family-generic="swiss" style:font-pitch="variable" fo:font-size="10pt" fo:font-style="normal" fo:background-color="transparent"/>
    </style:style>
    <style:style style:name="_5f_Numéros_20_second_20_de_20_s_27_entraîner_20_et_20_approfondir" style:display-name="_Numéros second de s'entraîner et approfondir" style:family="text">
      <style:text-properties fo:color="#000000" loext:opacity="100%" fo:font-size="9pt" fo:text-shadow="none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_5f_livret" style:display-name="_livret" style:family="text">
      <style:text-properties style:font-name="Bitstream Vera Sans6" fo:font-family="'Bitstream Vera Sans'" style:font-style-name="Oblique" style:font-family-generic="swiss" style:font-pitch="variable" fo:font-size="10pt" fo:font-style="normal"/>
    </style:style>
    <style:style style:name="_5f_livret_5f_Math_5f_droit" style:display-name="_livret_Math_droit" style:family="text" style:parent-style-name="_5f_livret">
      <style:text-properties style:font-name="Times New Roman3" fo:font-family="'Times New Roman'" style:font-style-name="Regular" style:font-family-generic="roman" style:font-pitch="variable" fo:font-size="11pt"/>
    </style:style>
    <style:style style:name="_5f_livret_5f_Math_5f_italique" style:display-name="_livret_Math_italique" style:family="text" style:parent-style-name="_5f_livret">
      <style:text-properties style:font-name="Times New Roman2" fo:font-family="'Times New Roman'" style:font-style-name="Italique" style:font-family-generic="roman" style:font-pitch="variable" fo:font-size="11pt" fo:font-style="italic"/>
    </style:style>
    <style:style style:name="Character_5f_20_5f_style" style:display-name="Character_20_style" style:family="text"/>
    <style:style style:name="Default_20_Paragraph_20_Font" style:display-name="Default Paragraph Font" style:family="text">
      <style:text-properties style:font-name="Bitstream Vera Sans7" fo:font-family="'Bitstream Vera Sans'" style:font-style-name="Roman" style:font-family-generic="swiss" style:font-pitch="variable" fo:font-size="11pt" style:font-size-asian="10.5pt"/>
    </style:style>
    <style:style style:name="_2d__20_Numeros_20_de_20_s_27_entrainer_20_et_20_approfondir_20_-_20_niv_20_3" style:display-name="- Numeros de s'entrainer et approfondir - niv 3" style:family="text">
      <style:text-properties fo:color="#ffffff" loext:opacity="100%" fo:background-color="#e32c1a" loext:shadow="none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corps" style:family="text">
      <style:text-properties style:font-name="Bitstream Vera Sans7" fo:font-family="'Bitstream Vera Sans'" style:font-style-name="Roman" style:font-family-generic="swiss" style:font-pitch="variable" fo:font-size="11pt"/>
    </style:style>
    <style:style style:name="_5f_numéros" style:display-name="_numéros" style:family="text" style:parent-style-name="corps">
      <style:text-properties fo:color="#ffffff" loext:opacity="100%" style:font-name="Bitstream Vera Sans7" fo:font-family="'Bitstream Vera Sans'" style:font-style-name="Roman" style:font-family-generic="swiss" style:font-pitch="variable" fo:font-size="11pt" fo:font-weight="bold" fo:background-color="#000000"/>
    </style:style>
    <style:style style:name="_5f_correction" style:display-name="_correction" style:family="text" loext:hidden="true" style:hidden="true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Bold_5f_niv1" style:display-name="Bold_niv1" style:family="text">
      <style:text-properties fo:color="#e8c32a" loext:opacity="100%" style:font-name="Bitstream Vera Sans7" fo:font-family="'Bitstream Vera Sans'" style:font-style-name="Roman" style:font-family-generic="swiss" style:font-pitch="variable" fo:font-size="10pt" fo:font-weight="bold" style:font-size-asian="10.5pt"/>
    </style:style>
    <style:style style:name="ListLabel_20_10" style:display-name="ListLabel 10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1" style:display-name="ListLabel 11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d3802b" style:font-size-asian="10.5pt" style:font-weight-asian="bold"/>
    </style:style>
    <style:style style:name="ListLabel_20_12" style:display-name="ListLabel 12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c74028" style:font-size-asian="10.5pt" style:font-weight-asian="bold"/>
    </style:style>
    <style:style style:name="ListLabel_20_13" style:display-name="ListLabel 13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4" style:display-name="ListLabel 14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5" style:display-name="ListLabel 15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6" style:display-name="ListLabel 16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7" style:display-name="ListLabel 17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8" style:display-name="ListLabel 18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46" style:display-name="ListLabel 4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7" style:display-name="ListLabel 4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8" style:display-name="ListLabel 4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9" style:display-name="ListLabel 4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0" style:display-name="ListLabel 50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1" style:display-name="ListLabel 51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2" style:display-name="ListLabel 5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3" style:display-name="ListLabel 5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4" style:display-name="ListLabel 5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6" style:display-name="ListLabel 56" style:family="text">
      <style:text-properties fo:color="#000000" loext:opacity="100%" fo:font-size="12pt" fo:font-style="italic" style:font-size-asian="12pt" style:font-style-asian="italic"/>
    </style:style>
    <style:style style:name="livret" style:family="text"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lio" style:family="graphic" style:parent-style-name="Frame">
      <style:graphic-properties svg:width="0.34cm" fo:min-height="0.34cm" text:anchor-type="paragraph" svg:x="15.901cm" svg:y="23.58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draw:opacity="0%" fo:padding="0cm" fo:border="none" style:shadow="none" draw:shadow-opacity="100%"/>
    </style:style>
    <style:style style:name="formule0" style:family="graphic" style:parent-style-name="Formula">
      <style:graphic-properties svg:width="0.691cm" svg:height="0.81cm" text:anchor-type="as-char" svg:x="0cm" svg:y="-0.513cm" fo:margin-left="0cm" fo:margin-right="0.101cm" style:vertical-pos="middle" style:vertical-rel="text" style:horizontal-pos="from-left" style:horizontal-rel="paragraph-content" fo:background-color="transparent" draw:fill="none" draw:fill-color="#729fcf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049cm"/>
        <style:text-properties fo:font-family="OpenSymbol" style:font-charset="x-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fo:font-family="OpenSymbol" style:font-charset="x-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fo:font-family="OpenSymbol" style:font-charset="x-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fo:font-family="OpenSymbol" style:font-charset="x-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fo:font-family="OpenSymbol" style:font-charset="x-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fo:font-family="OpenSymbol" style:font-charset="x-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fo:font-family="OpenSymbol" style:font-charset="x-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fo:font-family="OpenSymbol" style:font-charset="x-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fo:font-family="OpenSymbol" style:font-charset="x-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e_5f_abc" style:display-name="liste_abc">
      <text:list-level-style-number text:level="1" text:style-name="Character_5f_20_5f_style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loext:num-list-format="%2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_20_s_27_entraîner_20_et_20_approfondir" style:display-name="_Numérotation de s'entraîner et approfondir">
      <text:list-level-style-number text:level="1" text:style-name="Character_5f_20_5f_style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%1%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_20_bis" style:display-name="_Numérotation des exercices livrets bis">
      <text:list-level-style-number text:level="1" text:style-name="Character_5f_20_5f_style" loext:num-list-format=" %1% 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WWNum9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" style:display-name="_numérotation">
      <text:list-level-style-number text:level="1" text:style-name="Character_5f_20_5f_style" loext:num-list-format=" %1% " style:num-prefix=" " style:num-suffix=" " style:num-format="1">
        <style:list-level-properties text:min-label-distance="0.25cm"/>
      </text:list-level-style-number>
      <text:list-level-style-number text:level="2" text:style-name="Character_5f_20_5f_style" loext:num-list-format="%2%." style:num-suffix="." style:num-format="a">
        <style:list-level-properties text:min-label-distance="0.15cm"/>
      </text:list-level-style-number>
      <text:list-level-style-number text:level="3" text:style-name="Character_5f_20_5f_style" loext:num-list-format="%3%." style:num-suffix="." style:num-format="a">
        <style:list-level-properties text:space-before="1cm" text:min-label-distance="0.199cm"/>
      </text:list-level-style-number>
      <text:list-level-style-number text:level="4" text:style-name="Character_5f_20_5f_style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Character_5f_20_5f_style" loext:num-list-format="%5%." style:num-suffix="." style:num-format="a">
        <style:list-level-properties text:space-before="2cm" text:min-label-distance="0.199cm"/>
      </text:list-level-style-number>
      <text:list-level-style-number text:level="6" text:style-name="Character_5f_20_5f_style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Character_5f_20_5f_style" loext:num-list-format="%7%." style:num-suffix="." style:num-format="a">
        <style:list-level-properties text:space-before="3cm" text:min-label-distance="0.199cm"/>
      </text:list-level-style-number>
      <text:list-level-style-number text:level="8" text:style-name="Character_5f_20_5f_style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Character_5f_20_5f_style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Character_5f_20_5f_style" loext:num-list-format="%10%.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Character_5f_20_5f_style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2%.%3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4%.%5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5%.%6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7%.%8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8%.%9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" text:bullet-char="•">
        <style:list-level-properties text:list-level-position-and-space-mode="label-alignment">
          <style:list-level-label-alignment text:label-followed-by="listtab" fo:text-indent="0.635cm"/>
        </style:list-level-properties>
        <style:text-properties fo:font-family="StarSymbol"/>
      </text:list-level-style-bullet>
      <text:list-level-style-bullet text:level="2" text:style-name="ListLabel_20_47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48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49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50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51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52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53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54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4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0950*"/>
    </style:style>
    <style:style style:name="Tableau5.C" style:family="table-column">
      <style:table-column-properties style:rel-column-width="2019*"/>
    </style:style>
    <style:style style:name="Tableau5.1" style:family="table-row">
      <style:table-row-properties style:min-row-height="1.109cm"/>
    </style:style>
    <style:style style:name="Tableau5.A1" style:family="table-cell">
      <style:table-cell-properties style:vertical-align="middle" fo:padding="0cm" fo:border="none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0950*"/>
    </style:style>
    <style:style style:name="Tableau7.C" style:family="table-column">
      <style:table-column-properties style:rel-column-width="2019*"/>
    </style:style>
    <style:style style:name="Tableau7.1" style:family="table-row">
      <style:table-row-properties style:min-row-height="1.109cm"/>
    </style:style>
    <style:style style:name="Tableau7.A1" style:family="table-cell">
      <style:table-cell-properties style:vertical-align="middle" fo:padding="0cm" fo:border="none"/>
    </style:style>
    <style:style style:name="MP1" style:family="paragraph" style:parent-style-name="Header">
      <style:text-properties officeooo:rsid="001ec9c5" officeooo:paragraph-rsid="001ec9c5"/>
    </style:style>
    <style:style style:name="MP2" style:family="paragraph" style:parent-style-name="Header">
      <style:text-properties officeooo:rsid="00246d68" officeooo:paragraph-rsid="00246d68"/>
    </style:style>
    <style:style style:name="MP3" style:family="paragraph" style:parent-style-name="Footer">
      <style:paragraph-properties fo:margin-left="1cm" fo:margin-right="1.101cm" fo:text-align="start" style:justify-single-word="false" fo:text-indent="0cm" style:auto-text-indent="false"/>
      <style:text-properties fo:font-variant="small-caps" fo:color="#003281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4" style:family="paragraph" style:parent-style-name="Footer">
      <style:paragraph-properties fo:margin-left="1cm" fo:margin-right="1cm" fo:text-align="end" style:justify-single-word="false" fo:text-indent="0cm" style:auto-text-indent="false"/>
      <style:text-properties fo:font-variant="small-caps" fo:color="#003281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5" style:family="paragraph">
      <loext:graphic-properties draw:fill="solid" draw:fill-color="#7fb241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8" style:family="paragraph">
      <loext:graphic-properties draw:fill-color="#2a6099"/>
      <style:paragraph-properties fo:text-align="center"/>
    </style:style>
    <style:style style:name="MP9" style:family="paragraph" style:parent-style-name="_5f_Footer_20_page_20_paire_20__28_G_29_">
      <style:text-properties officeooo:paragraph-rsid="02cdb06c"/>
    </style:style>
    <style:style style:name="MP10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248e62"/>
    </style:style>
    <style:style style:name="MP11" style:family="paragraph">
      <loext:graphic-properties draw:fill="solid" draw:fill-color="#d7e12c"/>
    </style:style>
    <style:style style:name="MP12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7" fo:font-size="11pt" fo:font-style="normal" fo:font-weight="bold" officeooo:rsid="00375438" officeooo:paragraph-rsid="00375438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3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2f9e5"/>
    </style:style>
    <style:style style:name="MP14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7" fo:font-size="11pt" fo:font-style="normal" fo:font-weight="bold" officeooo:rsid="00375438" officeooo:paragraph-rsid="0272f9e5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6" style:family="paragraph" style:parent-style-name="Header">
      <style:text-properties fo:font-size="3pt" style:font-size-asian="4pt" style:font-size-complex="4pt"/>
    </style:style>
    <style:style style:name="MP17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18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9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20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3" style:family="paragraph" style:parent-style-name="Footer">
      <style:text-properties fo:text-transform="uppercase" fo:color="#808080" loext:opacity="100%" style:font-name="Bitstream Vera Sans7" fo:font-size="9pt" officeooo:rsid="028f5c0f" officeooo:paragraph-rsid="028f5c0f" fo:background-color="transparent"/>
    </style:style>
    <style:style style:name="MP2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25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26" style:family="paragraph" style:parent-style-name="Header">
      <style:text-properties fo:font-size="14pt" style:font-size-asian="14pt" style:font-size-complex="14pt"/>
    </style:style>
    <style:style style:name="MP27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28" style:family="paragraph" style:parent-style-name="Standard">
      <style:text-properties fo:font-size="6pt" style:font-size-asian="6pt" style:font-size-complex="6pt"/>
    </style:style>
    <style:style style:name="MP29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30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3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32" style:family="paragraph" style:parent-style-name="_5f_Titre_20_d_27_exercices_20_livret" style:list-style-name="_5f_Numérotation_20_des_20_exercices_20_livrets"/>
    <style:style style:name="MP33" style:family="paragraph" style:parent-style-name="Footer">
      <style:text-properties officeooo:rsid="00178920" officeooo:paragraph-rsid="00178920"/>
    </style:style>
    <style:style style:name="MP34" style:family="paragraph" style:parent-style-name="Footer">
      <style:text-properties officeooo:paragraph-rsid="00c384cf"/>
    </style:style>
    <style:style style:name="MP3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6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3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8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T1" style:family="text">
      <style:text-properties officeooo:rsid="00216d78"/>
    </style:style>
    <style:style style:name="MT2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3" style:family="text">
      <style:text-properties officeooo:rsid="0272f9e5"/>
    </style:style>
    <style:style style:name="MT4" style:family="text">
      <style:text-properties fo:font-size="12pt" style:font-size-asian="12pt" style:font-size-complex="12pt"/>
    </style:style>
    <style:style style:name="MT5" style:family="text">
      <style:text-properties fo:font-variant="small-caps" fo:font-size="15pt" style:font-size-asian="15pt" style:font-size-complex="15pt"/>
    </style:style>
    <style:style style:name="MT6" style:family="text">
      <style:text-properties officeooo:rsid="028f5c0f"/>
    </style:style>
    <style:style style:name="MT7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8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MT9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10" style:family="text">
      <style:text-properties fo:text-transform="uppercase" fo:color="#808080" loext:opacity="100%" style:font-name="Bitstream Vera Sans7" fo:font-size="9pt" officeooo:rsid="015f088a" fo:background-color="transparent" loext:char-shading-value="0"/>
    </style:style>
    <style:style style:name="MT11" style:family="text">
      <style:text-properties fo:text-transform="uppercase" fo:color="#808080" loext:opacity="100%" style:font-name="Bitstream Vera Sans7" fo:font-size="9pt" officeooo:rsid="00d8520c" fo:background-color="transparent" loext:char-shading-value="0"/>
    </style:style>
    <style:style style:name="MT12" style:family="text">
      <style:text-properties fo:font-variant="small-caps" officeooo:rsid="00990660"/>
    </style:style>
    <style:style style:name="MT13" style:family="text">
      <style:text-properties fo:font-variant="small-caps" officeooo:rsid="0054f64f"/>
    </style:style>
    <style:style style:name="MT14" style:family="text">
      <style:text-properties fo:font-variant="small-caps" officeooo:rsid="00b5d2d1"/>
    </style:style>
    <style:style style:name="MT15" style:family="text">
      <style:text-properties fo:font-variant="small-caps" officeooo:rsid="00b6801f"/>
    </style:style>
    <style:style style:name="MT16" style:family="text">
      <style:text-properties officeooo:rsid="002925a2"/>
    </style:style>
    <style:style style:name="MT17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11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1cm" fo:page-height="28.6cm" style:num-format="1" style:print-orientation="portrait" fo:margin-top="0.3cm" fo:margin-bottom="0.3cm" fo:margin-left="1.799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cm" fo:margin-bottom="1.499cm" style:dynamic-spacing="false"/>
      </style:header-style>
      <style:footer-style>
        <style:header-footer-properties svg:height="1.499cm" fo:margin-left="0cm" fo:margin-right="0cm" fo:margin-top="0.499cm" style:dynamic-spacing="false"/>
      </style:footer-style>
    </style:page-layout>
    <style:page-layout style:name="Mpm11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8" draw:style-name="Mdp2"/>
    <style:master-page style:name="Landscape" style:page-layout-name="Mpm9" draw:style-name="Mdp2"/>
    <style:master-page style:name="_5f_pages_20_de_20_s_27_entraîner" style:display-name="_pages de s'entraîner" style:page-layout-name="Mpm10" draw:style-name="Mdp2">
      <style:header>
        <text:p text:style-name="MP1">B<text:span text:style-name="MT1">4</text:span> - exercices</text:p>
      </style:header>
      <style:header-left>
        <text:p text:style-name="MP2">B4 - exercices</text:p>
      </style:header-left>
      <style:footer>
        <text:p text:style-name="MP3"/>
      </style:footer>
      <style:footer-left>
        <text:p text:style-name="MP4">Chapitre B3 – Nombres Relatifs</text:p>
      </style:footer-left>
    </style:master-page>
    <style:master-page style:name="_5f_Fiche_20_éditeur_20__28_une_20_colonne_29__20_impaire_20__28_D_29_" style:display-name="_Fiche éditeur (une colonne) impaire (D)" style:page-layout-name="Mpm11" draw:style-name="Mdp2">
      <style:header>
        <text:p text:style-name="_5f_Header_20_page_20_impaire_20__28_D_29_"><draw:path text:anchor-type="paragraph" draw:z-index="10" draw:name="Shape1_5" draw:style-name="Mgr1" draw:text-style-name="MP5" svg:width="4.329cm" svg:height="2.24cm" svg:x="-2.799cm" svg:y="-0.8cm" svg:viewBox="0 0 4330 2241" svg:d="M0 2241l3984-288c209-15 363-168 345-342l-170-1611h-4159z"><text:p/></draw:path><draw:frame text:anchor-type="paragraph" draw:z-index="16" draw:name="Shape2_2" draw:style-name="Mgr2" draw:text-style-name="MP7" svg:width="2.435cm" svg:height="0.839cm" draw:transform="rotate (0.0877900613753148) translate (-0.34925cm 0.506236111111111cm)"><draw:text-box><text:p text:style-name="MP6"><text:span text:style-name="MT2">Série 1</text:span></text:p></draw:text-box></draw:frame><draw:line text:anchor-type="paragraph" draw:z-index="17" draw:name="Shape3_2" draw:style-name="Mgr3" draw:text-style-name="MP8" svg:x1="16.572cm" svg:y1="0.36cm" svg:x2="20.495cm" svg:y2="0.344cm"><text:p/></draw:line>Angles : Comprendre la notion d’angle </text:p>
      </style:header>
      <style:footer>
        <text:h text:style-name="MP9" text:outline-level="1">Angles : Comprendre la notion d’angle</text:h>
      </style:footer>
    </style:master-page>
    <style:master-page style:name="_5f_Fiche_20_éditeur_20__28_une_20_colonne_29__20_paire_20__28_G_29_" style:display-name="_Fiche éditeur (une colonne) paire (G)" style:page-layout-name="Mpm12" draw:style-name="Mdp2" style:next-style-name="_5f_Fiche_20_éditeur_20__28_une_20_colonne_29__20_impaire_20__28_D_29_">
      <style:header>
        <text:p text:style-name="_5f_Header_20_page_20_paire_20__28_G_29_"><draw:path text:anchor-type="paragraph" draw:z-index="72" draw:name="Shape1_1" draw:style-name="Mgr1" draw:text-style-name="MP5" svg:width="4.329cm" svg:height="2.24cm" svg:x="-1.499cm" svg:y="-1.198cm" svg:viewBox="0 0 4330 2241" svg:d="M0 2241l3984-288c209-15 363-168 345-342l-170-1611h-4159z"><text:p/></draw:path><draw:frame text:anchor-type="paragraph" draw:z-index="73" draw:name="Shape2_3" draw:style-name="Mgr4" draw:text-style-name="MP7" svg:width="3.857cm" svg:height="0.798cm" draw:transform="rotate (0.0872664625997165) translate (-1.18004166666667cm 0.647347222222222cm)"><draw:text-box><text:p text:style-name="MP6"><text:span text:style-name="MT2">Série 1</text:span></text:p></draw:text-box></draw:frame><draw:line text:anchor-type="paragraph" draw:z-index="74" draw:name="Shape3_3" draw:style-name="Mgr3" draw:text-style-name="MP8" svg:x1="16.572cm" svg:y1="0.36cm" svg:x2="20.495cm" svg:y2="0.344cm"><text:p/></draw:line>Angles : Comprendre la notion d’angle</text:p>
      </style:header>
      <style:footer>
        <text:h text:style-name="_5f_Footer_20_page_20_paire_20__28_G_29_" text:outline-level="1">Angles : Comprendre la notion d’angle</text:h>
      </style:footer>
    </style:master-page>
    <style:master-page style:name="_5f_Fiche_20_éditeur_20_page_20_paire_20__28_G_29_" style:display-name="_Fiche éditeur page paire (G)" style:page-layout-name="Mpm13" draw:style-name="Mdp2" style:next-style-name="_5f_Fiche_20_éditeur_20_page_20_impaire_20__28_D_29_">
      <style:header>
        <text:p text:style-name="MP10"><draw:path text:anchor-type="paragraph" draw:z-index="71" draw:name="Shape1_2" draw:style-name="Mgr5" draw:text-style-name="MP11" svg:width="4.329cm" svg:height="2.238cm" svg:x="-1.8cm" svg:y="-8.982cm" svg:viewBox="0 0 4330 2239" svg:d="M0 2239l3984-288c209-15 363-167 345-342l-170-1609h-4159z"><text:p/></draw:path><draw:line text:anchor-type="paragraph" draw:z-index="18" draw:name="Shape3" draw:style-name="Mgr6" draw:text-style-name="MP6" svg:x1="11.85cm" svg:y1="0.344cm" svg:x2="20.497cm" svg:y2="0.36cm"><text:p/></draw:line><text:span text:style-name="MT3">Fractions</text:span> : <text:span text:style-name="MT3">Droite graduée</text:span> </text:p>
      </style:header>
      <style:footer>
        <text:h text:style-name="MP12" text:outline-level="1"><text:span text:style-name="MT3">Fractions</text:span> : <text:span text:style-name="MT3">Droite graduée</text:span> </text:h>
      </style:footer>
    </style:master-page>
    <style:master-page style:name="_5f_Fiche_20_éditeur_20_page_20_impaire_20__28_D_29_" style:display-name="_Fiche éditeur page impaire (D)" style:page-layout-name="Mpm14" draw:style-name="Mdp2" style:next-style-name="_5f_Fiche_20_éditeur_20_page_20_paire_20__28_G_29_">
      <style:header>
        <text:p text:style-name="MP13"><draw:path text:anchor-type="paragraph" draw:z-index="70" draw:name="Shape1_0" draw:style-name="Mgr5" draw:text-style-name="MP11" svg:width="4.329cm" svg:height="2.238cm" svg:x="-1.8cm" svg:y="-8.982cm" svg:viewBox="0 0 4330 2239" svg:d="M0 2239l3984-288c209-15 363-167 345-342l-170-1609h-4159z"><text:p/></draw:path><text:span text:style-name="MT3">Fractions</text:span> : <text:span text:style-name="MT3">Droite graduée</text:span> </text:p>
      </style:header>
      <style:footer>
        <text:h text:style-name="MP14" text:outline-level="1"><text:span text:style-name="MT3">Fractions</text:span> : <text:span text:style-name="MT3">Droite graduée</text:span> </text:h>
      </style:footer>
      <style:footer-left>
        <text:p text:style-name="MP15">Série 2 :<text:tab/> <text:s text:c="87"/>Chapitre G? : ...</text:p>
      </style:footer-left>
    </style:master-page>
    <style:master-page style:name="_5f_Fiche_20_format_20_Site" loext:hidden="true" style:hidden="true" style:display-name="_Fiche format Site" style:page-layout-name="Mpm15" draw:style-name="Mdp2">
      <style:header>
        <text:p text:style-name="MP16"/>
        <text:p text:style-name="MP17"><text:span text:style-name="MT4">Chapitre N3 :</text:span> <text:span text:style-name="MT5">Nombres fractions</text:span></text:p>
        <text:p text:style-name="MP18">Série 2 : Fractions et partage <text:s text:c="75"/></text:p>
      </style:header>
    </style:master-page>
    <style:master-page style:name="SERIE_5f_G_5f_GAUCHE_5f_ET_5f_DROITE_5f_2COL" style:display-name="SERIE_G_GAUCHE_ET_DROITE_2COL" style:page-layout-name="Mpm16" draw:style-name="Mdp1">
      <style:header>
        <text:p text:style-name="MP19"><draw:line text:anchor-type="paragraph" draw:z-index="20" draw:name="Shape3_1" draw:style-name="Mgr6" draw:text-style-name="MP6" svg:x1="11.744cm" svg:y1="0.376cm" svg:x2="20.496cm" svg:y2="0.36cm"><text:p/></draw:line><text:span text:style-name="MT3">Frac</text:span><text:span text:style-name="MT6">c</text:span><text:span text:style-name="MT3">ions</text:span> : <text:span text:style-name="MT6">recta numerada</text:span></text:p>
      </style:header>
      <style:footer>
        <text:p text:style-name="MP20"><draw:frame draw:style-name="Mfr1" draw:name="Frame7" text:anchor-type="paragraph" svg:y="-0.06cm" draw:z-index="7"><draw:text-box fo:min-height="0.499cm" fo:min-width="7.096cm"><draw:frame draw:style-name="Mfr2" draw:name="Frame8" text:anchor-type="frame" svg:x="0.45cm" svg:y="0.079cm" svg:width="0.817cm" draw:z-index="9"><draw:text-box fo:min-height="0.355cm"><text:p text:style-name="MP21"><draw:g text:anchor-type="paragraph" draw:z-index="1" draw:name="Shape4_5" draw:style-name="Mgr7"><draw:path draw:style-name="Mgr8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2</text:page-number></text:p></draw:text-box></draw:frame><text:p text:style-name="MP23">Comprendre les fraccions · n2</text:p></draw:text-box></draw:frame></text:p>
      </style:footer>
    </style:master-page>
    <style:master-page style:name="odile" style:page-layout-name="Mpm17" draw:style-name="Mdp3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header-rows>
            <table:table-row table:style-name="Tableau5.1">
              <table:table-cell table:style-name="Tableau5.A1" table:number-rows-spanned="2" office:value-type="string">
                <text:p text:style-name="Standard"><draw:g text:anchor-type="as-char" svg:y="0cm" draw:z-index="68" draw:name="Shape5" draw:style-name="Mgr9"><draw:ellipse draw:style-name="Mgr10" draw:text-style-name="MP24" svg:width="1.715cm" svg:height="1.784cm" svg:x="0cm" svg:y="0.004cm" draw:kind="arc" draw:start-angle="90.48" draw:end-angle="269.56"><text:p/></draw:ellipse><draw:line draw:style-name="Mgr10" draw:text-style-name="MP24" svg:x1="0.847cm" svg:y1="0.002cm" svg:x2="18.167cm" svg:y2="0.002cm"><text:p/></draw:line><draw:line draw:style-name="Mgr10" draw:text-style-name="MP24" svg:x1="0.847cm" svg:y1="1.782cm" svg:x2="18.158cm" svg:y2="1.782cm"><text:p/></draw:line><draw:ellipse draw:style-name="Mgr10" draw:text-style-name="MP24" svg:width="1.719cm" svg:height="1.782cm" svg:x="17.29cm" svg:y="0cm" draw:kind="arc" draw:start-angle="270.5" draw:end-angle="89.48"><text:p/></draw:ellipse><draw:frame draw:style-name="Mgr11" draw:text-style-name="MP25" svg:width="5.531cm" svg:height="1.639cm" svg:x="0.127cm" svg:y="0.092cm"><draw:image><text:p/></draw:image></draw:frame></draw:g></text:p>
              </table:table-cell>
              <table:table-cell table:style-name="Tableau5.A1" office:value-type="string">
                <text:p text:style-name="MP26">N1 : Priorités, distributivité</text:p>
              </table:table-cell>
              <table:table-cell table:style-name="Tableau5.A1" office:value-type="string">
                <text:p text:style-name="MP26"/>
              </table:table-cell>
            </table:table-row>
          </table:table-header-rows>
          <table:table-row table:style-name="Tableau5.1">
            <table:covered-table-cell table:style-name="Tableau5.A1"/>
            <table:table-cell table:style-name="Tableau5.A1" office:value-type="string">
              <text:p text:style-name="MP27">Série 1 : Priorités opératoires</text:p>
            </table:table-cell>
            <table:table-cell table:style-name="Tableau5.A1" office:value-type="string">
              <text:p text:style-name="MP27"/>
            </table:table-cell>
          </table:table-row>
        </table:table>
        <text:p text:style-name="MP28"><text:span text:style-name="corps"><text:span text:style-name="MT7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header-rows>
            <table:table-row table:style-name="Tableau7.1">
              <table:table-cell table:style-name="Tableau7.A1" table:number-rows-spanned="2" office:value-type="string">
                <text:p text:style-name="Standard"><draw:g text:anchor-type="as-char" svg:y="0cm" draw:z-index="69" draw:name="Shape6" draw:style-name="Mgr9"><draw:ellipse draw:style-name="Mgr10" draw:text-style-name="MP24" svg:width="1.715cm" svg:height="1.784cm" svg:x="0cm" svg:y="0.004cm" draw:kind="arc" draw:start-angle="90.48" draw:end-angle="269.56"><text:p/></draw:ellipse><draw:line draw:style-name="Mgr10" draw:text-style-name="MP24" svg:x1="0.847cm" svg:y1="0.002cm" svg:x2="18.167cm" svg:y2="0.002cm"><text:p/></draw:line><draw:line draw:style-name="Mgr10" draw:text-style-name="MP24" svg:x1="0.847cm" svg:y1="1.782cm" svg:x2="18.158cm" svg:y2="1.782cm"><text:p/></draw:line><draw:ellipse draw:style-name="Mgr10" draw:text-style-name="MP24" svg:width="1.719cm" svg:height="1.782cm" svg:x="17.29cm" svg:y="0cm" draw:kind="arc" draw:start-angle="270.5" draw:end-angle="89.48"><text:p/></draw:ellipse><draw:frame draw:style-name="Mgr11" draw:text-style-name="MP25" svg:width="5.531cm" svg:height="1.639cm" svg:x="0.127cm" svg:y="0.092cm"><draw:image><text:p/></draw:image></draw:frame></draw:g></text:p>
              </table:table-cell>
              <table:table-cell table:style-name="Tableau7.A1" office:value-type="string">
                <text:p text:style-name="MP26">5N1 : Priorités, distributivité</text:p>
              </table:table-cell>
              <table:table-cell table:style-name="Tableau7.A1" office:value-type="string">
                <text:p text:style-name="MP26"/>
              </table:table-cell>
            </table:table-row>
          </table:table-header-rows>
          <table:table-row table:style-name="Tableau7.1">
            <table:covered-table-cell table:style-name="Tableau7.A1"/>
            <table:table-cell table:style-name="Tableau7.A1" office:value-type="string">
              <text:p text:style-name="MP27">Série 1 : Priorités opératoires</text:p>
            </table:table-cell>
            <table:table-cell table:style-name="Tableau7.A1" office:value-type="string">
              <text:p text:style-name="MP27"/>
            </table:table-cell>
          </table:table-row>
        </table:table>
        <text:p text:style-name="MP28"><text:span text:style-name="corps"><text:span text:style-name="MT7"/></text:span></text:p>
      </style:header-left>
      <style:footer>
        <text:p text:style-name="MP29"><text:span text:style-name="MT8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8" draw:style-name="Mdp3">
      <style:header>
        <text:p text:style-name="MP30">Série 4 : Constructions (2)</text:p>
      </style:header>
      <style:footer>
        <text:p text:style-name="MP31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9" draw:style-name="Mdp2">
      <style:header>
        <text:p text:style-name="MP30">Série 6 : Démonstrations (2)</text:p>
        <text:list xml:id="list377341071" text:style-name="_5f_Numérotation_20_des_20_exercices_20_livrets">
          <text:list-item>
            <text:h text:style-name="MP32" text:outline-level="1">Sans justi</text:h>
          </text:list-item>
        </text:list>
      </style:header>
      <style:footer>
        <text:p text:style-name="MP31">Parallélogrammes : Chapitre G3</text:p>
      </style:footer>
    </style:master-page>
    <style:master-page style:name="SERIE_5f_G_5f_GAUCHE_5f_ET_5f_DROITE_5f_1COL" style:display-name="SERIE_G_GAUCHE_ET_DROITE_1COL" style:page-layout-name="Mpm20" draw:style-name="Mdp1">
      <style:header>
        <text:p text:style-name="_5f_En-tête"><text:s/><text:span text:style-name="MT9">Calculer</text:span> : <text:span text:style-name="MT9">Additionner et soustraire</text:span></text:p>
      </style:header>
      <style:footer>
        <text:p text:style-name="MP33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21"><text:page-number text:select-page="current">0</text:page-number></text:p></draw:text-box></draw:frame><text:p text:style-name="MP34"><text:span text:style-name="MT10">Calculer : additionner et soustraire</text:span><text:span text:style-name="MT11"> </text:span></text:p></draw:text-box></draw:frame><draw:g text:anchor-type="paragraph" draw:z-index="2" draw:name="Shape4_3" draw:style-name="Mgr7"><draw:path draw:style-name="Mgr8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3"><draw:g text:anchor-type="paragraph" draw:z-index="3" draw:name="Shape4_0" draw:style-name="Mgr7"><draw:path draw:style-name="Mgr12" draw:text-style-name="MP35" svg:width="0.855cm" svg:height="1.172cm" svg:x="-0.143cm" svg:y="-0.175cm" svg:viewBox="0 0 856 1173" svg:d="M856 1173h-856v-991c0-100 79-182 175-182h505c97 0 176 82 176 182z"><text:p/></draw:path></draw:g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21"><text:page-number text:select-page="current">0</text:page-number></text:p></draw:text-box></draw:frame><text:p text:style-name="MP34"><text:span text:style-name="MT10">Calculer</text:span><text:span text:style-name="MT11"> : </text:span><text:span text:style-name="MT10">additionner et soustraire</text:span></text:p></draw:text-box></draw:frame><draw:g text:anchor-type="paragraph" draw:z-index="4" draw:name="Shape4_4" draw:style-name="Mgr7"><draw:path draw:style-name="Mgr8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21" draw:style-name="Mdp1">
      <style:header>
        <text:p text:style-name="MP36"><text:span text:style-name="MT12">Géométrie plane</text:span><text:span text:style-name="MT13"> : </text:span><text:span text:style-name="MT14">Parallèles, perpendiculaires,<text:line-break/> </text:span><text:span text:style-name="MT15">distances</text:span></text:p>
      </style:header>
      <style:footer>
        <text:p text:style-name="MP33"><draw:frame draw:style-name="Mfr1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21"><draw:g text:anchor-type="paragraph" draw:z-index="5" draw:name="Shape4" draw:style-name="Mgr7"><draw:path draw:style-name="Mgr13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16">espace</text:span> • <text:span text:style-name="MT17">G6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6-07T07:09:18.291093663</meta:creation-date>
    <meta:editing-duration>P2DT14H53M23S</meta:editing-duration>
    <meta:editing-cycles>276</meta:editing-cycles>
    <meta:generator>LibreOffice/7.3.7.2$MacOSX_X86_64 LibreOffice_project/e114eadc50a9ff8d8c8a0567d6da8f454beeb84f</meta:generator>
    <dc:date>2024-08-25T11:19:34.207618000</dc:date>
    <meta:document-statistic meta:table-count="2" meta:image-count="0" meta:object-count="37" meta:page-count="2" meta:paragraph-count="78" meta:word-count="322" meta:character-count="1940" meta:non-whitespace-character-count="1519"/>
    <meta:template xlink:type="simple" xlink:actuate="onRequest" xlink:title="3-Calculer_(entiers et décimaux)_Serie_1_Additions_et_soustractions" xlink:href="../3-Calculer_(entiers%20et%20décimaux)_Serie_1_Additions_et_soustractions.ott" meta:date="2021-01-16T16:53:31.427175639"/>
  </office:meta>
</office:document-meta>
</file>

<file path=Object 10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00/content.xml><?xml version="1.0" encoding="utf-8"?>
<math xmlns="http://www.w3.org/1998/Math/MathML" display="block">
  <semantics>
    <mstyle mathsize="10pt">
      <mrow>
        <mo fence="true" stretchy="true">(</mo>
        <mrow>
          <mfrac>
            <mn>9</mn>
            <mn>12</mn>
          </mfrac>
        </mrow>
        <mo fence="true" stretchy="true">)</mo>
      </mrow>
    </mstyle>
    <annotation encoding="StarMath 5.0">size 10{left({9}over{12}right)}</annotation>
  </semantics>
</math>
</file>

<file path=Object 101/content.xml><?xml version="1.0" encoding="utf-8"?>
<math xmlns="http://www.w3.org/1998/Math/MathML" display="block">
  <semantics>
    <mstyle mathsize="10pt">
      <mrow>
        <mo fence="true" stretchy="true">(</mo>
        <mrow>
          <mfrac>
            <mn>3</mn>
            <mn>2</mn>
          </mfrac>
        </mrow>
        <mo fence="true" stretchy="true">)</mo>
      </mrow>
    </mstyle>
    <annotation encoding="StarMath 5.0">size 10{left({3}over{2}right)}</annotation>
  </semantics>
</math>
</file>

<file path=Object 102/content.xml><?xml version="1.0" encoding="utf-8"?>
<math xmlns="http://www.w3.org/1998/Math/MathML" display="block">
  <semantics>
    <mstyle mathsize="10pt">
      <mrow>
        <mo fence="true" stretchy="true">(</mo>
        <mrow>
          <mfrac>
            <mn>2</mn>
            <mn>3</mn>
          </mfrac>
        </mrow>
        <mo fence="true" stretchy="true">)</mo>
      </mrow>
    </mstyle>
    <annotation encoding="StarMath 5.0">size 10{left({2}over{3}right)}</annotation>
  </semantics>
</math>
</file>

<file path=Object 103/content.xml><?xml version="1.0" encoding="utf-8"?>
<math xmlns="http://www.w3.org/1998/Math/MathML" display="block">
  <semantics>
    <mstyle mathsize="10pt">
      <mrow>
        <mo fence="true" stretchy="true">(</mo>
        <mrow>
          <mfrac>
            <mn>3</mn>
            <mn>4</mn>
          </mfrac>
        </mrow>
        <mo fence="true" stretchy="true">)</mo>
      </mrow>
    </mstyle>
    <annotation encoding="StarMath 5.0">size 10{left({3}over{4}right)}</annotation>
  </semantics>
</math>
</file>

<file path=Object 104/content.xml><?xml version="1.0" encoding="utf-8"?>
<math xmlns="http://www.w3.org/1998/Math/MathML" display="block">
  <semantics>
    <mstyle mathsize="10pt">
      <mrow>
        <mo fence="true" stretchy="true">(</mo>
        <mrow>
          <mfrac>
            <mn>8</mn>
            <mn>4</mn>
          </mfrac>
        </mrow>
        <mo fence="true" stretchy="true">)</mo>
      </mrow>
    </mstyle>
    <annotation encoding="StarMath 5.0">size 10{left({8}over{4}right)}</annotation>
  </semantics>
</math>
</file>

<file path=Object 105/content.xml><?xml version="1.0" encoding="utf-8"?>
<math xmlns="http://www.w3.org/1998/Math/MathML" display="block">
  <semantics>
    <mstyle mathsize="10pt">
      <mrow>
        <mo fence="true" stretchy="true">(</mo>
        <mrow>
          <mfrac>
            <mn>4</mn>
            <mn>6</mn>
          </mfrac>
        </mrow>
        <mo fence="true" stretchy="true">)</mo>
      </mrow>
    </mstyle>
    <annotation encoding="StarMath 5.0">size 10{left({4}over{6}right)}</annotation>
  </semantics>
</math>
</file>

<file path=Object 11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2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3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4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5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26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27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28/content.xml><?xml version="1.0" encoding="utf-8"?>
<math xmlns="http://www.w3.org/1998/Math/MathML" display="block">
  <semantics>
    <mstyle mathsize="10pt">
      <mrow>
        <mo fence="true" stretchy="true">(</mo>
        <mrow>
          <mfrac>
            <mn>5</mn>
            <mn>2</mn>
          </mfrac>
        </mrow>
        <mo fence="true" stretchy="true">)</mo>
      </mrow>
    </mstyle>
    <annotation encoding="StarMath 5.0">size 10{left({5}over{2}right)}</annotation>
  </semantics>
</math>
</file>

<file path=Object 7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71/content.xml><?xml version="1.0" encoding="utf-8"?>
<math xmlns="http://www.w3.org/1998/Math/MathML" display="block">
  <semantics>
    <mstyle mathsize="10pt">
      <mrow>
        <mo fence="true" stretchy="true">(</mo>
        <mrow>
          <mfrac>
            <mn>5</mn>
            <mn>6</mn>
          </mfrac>
        </mrow>
        <mo fence="true" stretchy="true">)</mo>
      </mrow>
    </mstyle>
    <annotation encoding="StarMath 5.0">size 10 {left({5}over{6}right)}</annotation>
  </semantics>
</math>
</file>

<file path=Object 72/content.xml><?xml version="1.0" encoding="utf-8"?>
<math xmlns="http://www.w3.org/1998/Math/MathML" display="block">
  <semantics>
    <mstyle mathsize="10pt">
      <mrow>
        <mo fence="true" stretchy="true">(</mo>
        <mrow>
          <mfrac>
            <mn>9</mn>
            <mn>6</mn>
          </mfrac>
        </mrow>
        <mo fence="true" stretchy="true">)</mo>
      </mrow>
    </mstyle>
    <annotation encoding="StarMath 5.0">size 10{left({9}over{6}right)}</annotation>
  </semantics>
</math>
</file>

<file path=Object 73/content.xml><?xml version="1.0" encoding="utf-8"?>
<math xmlns="http://www.w3.org/1998/Math/MathML" display="block">
  <semantics>
    <mstyle mathsize="10pt">
      <mrow>
        <mo fence="true" stretchy="true">(</mo>
        <mrow>
          <mfrac>
            <mn>10</mn>
            <mn>6</mn>
          </mfrac>
        </mrow>
        <mo fence="true" stretchy="true">)</mo>
      </mrow>
    </mstyle>
    <annotation encoding="StarMath 5.0">size 10{left({10}over{6}right)}</annotation>
  </semantics>
</math>
</file>

<file path=Object 74/content.xml><?xml version="1.0" encoding="utf-8"?>
<math xmlns="http://www.w3.org/1998/Math/MathML" display="block">
  <semantics>
    <mstyle mathsize="10pt">
      <mrow>
        <mo fence="true" stretchy="true">(</mo>
        <mrow>
          <mfrac>
            <mn>5</mn>
            <mn>4</mn>
          </mfrac>
        </mrow>
        <mo fence="true" stretchy="true">)</mo>
      </mrow>
    </mstyle>
    <annotation encoding="StarMath 5.0">size 10{left({5}over{4}right)}</annotation>
  </semantics>
</math>
</file>

<file path=Object 75/content.xml><?xml version="1.0" encoding="utf-8"?>
<math xmlns="http://www.w3.org/1998/Math/MathML" display="block">
  <semantics>
    <mstyle mathsize="10pt">
      <mrow>
        <mo fence="true" stretchy="true">(</mo>
        <mrow>
          <mfrac>
            <mn>9</mn>
            <mn>4</mn>
          </mfrac>
        </mrow>
        <mo fence="true" stretchy="true">)</mo>
      </mrow>
    </mstyle>
    <annotation encoding="StarMath 5.0">size 10{left({9}over{4}right)}</annotation>
  </semantics>
</math>
</file>

<file path=Object 77/content.xml><?xml version="1.0" encoding="utf-8"?>
<math xmlns="http://www.w3.org/1998/Math/MathML" display="block">
  <semantics>
    <mstyle mathsize="10pt">
      <mrow>
        <mo fence="true" stretchy="true">(</mo>
        <mrow>
          <mfrac>
            <mn>2</mn>
            <mn>3</mn>
          </mfrac>
        </mrow>
        <mo fence="true" stretchy="true">)</mo>
      </mrow>
    </mstyle>
    <annotation encoding="StarMath 5.0">size 10{left({2}over{3}right)}</annotation>
  </semantics>
</math>
</file>

<file path=Object 78/content.xml><?xml version="1.0" encoding="utf-8"?>
<math xmlns="http://www.w3.org/1998/Math/MathML" display="block">
  <semantics>
    <mstyle mathsize="10pt">
      <mrow>
        <mo fence="true" stretchy="true">(</mo>
        <mrow>
          <mfrac>
            <mn>9</mn>
            <mn>3</mn>
          </mfrac>
        </mrow>
        <mo fence="true" stretchy="true">)</mo>
      </mrow>
    </mstyle>
    <annotation encoding="StarMath 5.0">size 10{left({9}over{3}right)}</annotation>
  </semantics>
</math>
</file>

<file path=Object 79/content.xml><?xml version="1.0" encoding="utf-8"?>
<math xmlns="http://www.w3.org/1998/Math/MathML" display="block">
  <semantics>
    <mstyle mathsize="10pt">
      <mrow>
        <mo fence="true" stretchy="true">(</mo>
        <mrow>
          <mfrac>
            <mn>7</mn>
            <mn>3</mn>
          </mfrac>
        </mrow>
        <mo fence="true" stretchy="true">)</mo>
      </mrow>
    </mstyle>
    <annotation encoding="StarMath 5.0">size 10{left({7}over{3}right)}</annotation>
  </semantics>
</math>
</file>

<file path=Object 8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83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84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87/content.xml><?xml version="1.0" encoding="utf-8"?>
<math xmlns="http://www.w3.org/1998/Math/MathML" display="block">
  <semantics>
    <mstyle mathsize="10pt">
      <mrow>
        <mo fence="true" stretchy="true">(</mo>
        <mrow>
          <mfrac>
            <mn>5</mn>
            <mn>4</mn>
          </mfrac>
        </mrow>
        <mo fence="true" stretchy="true">)</mo>
      </mrow>
    </mstyle>
    <annotation encoding="StarMath 5.0">size 10{left({5}over{4}right)}</annotation>
  </semantics>
</math>
</file>

<file path=Object 88/content.xml><?xml version="1.0" encoding="utf-8"?>
<math xmlns="http://www.w3.org/1998/Math/MathML" display="block">
  <semantics>
    <mstyle mathsize="10pt">
      <mrow>
        <mo fence="true" stretchy="true">(</mo>
        <mrow>
          <mfrac>
            <mn>9</mn>
            <mn>4</mn>
          </mfrac>
        </mrow>
        <mo fence="true" stretchy="true">)</mo>
      </mrow>
    </mstyle>
    <annotation encoding="StarMath 5.0">size 10{left({9}over{4}right)}</annotation>
  </semantics>
</math>
</file>

<file path=Object 89/content.xml><?xml version="1.0" encoding="utf-8"?>
<math xmlns="http://www.w3.org/1998/Math/MathML" display="block">
  <semantics>
    <mstyle mathsize="10pt">
      <mfrac>
        <mstyle color="silver">
          <mn>.....</mn>
        </mstyle>
        <mn>2</mn>
      </mfrac>
    </mstyle>
    <annotation encoding="StarMath 5.0">size 10{color silver{.....} over {2}}</annotation>
  </semantics>
</math>
</file>

<file path=Object 9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90/content.xml><?xml version="1.0" encoding="utf-8"?>
<math xmlns="http://www.w3.org/1998/Math/MathML" display="block">
  <semantics>
    <mstyle mathsize="10pt">
      <mfrac>
        <mstyle color="silver">
          <mn>.....</mn>
        </mstyle>
        <mn>4</mn>
      </mfrac>
    </mstyle>
    <annotation encoding="StarMath 5.0">size 10{color silver{.....} over {4}}</annotation>
  </semantics>
</math>
</file>

<file path=Object 91/content.xml><?xml version="1.0" encoding="utf-8"?>
<math xmlns="http://www.w3.org/1998/Math/MathML" display="block">
  <semantics>
    <mstyle mathsize="10pt">
      <mfrac>
        <mstyle color="silver">
          <mn>.....</mn>
        </mstyle>
        <mn>8</mn>
      </mfrac>
    </mstyle>
    <annotation encoding="StarMath 5.0">size 10{color silver{.....} over {8}}</annotation>
  </semantics>
</math>
</file>

<file path=Object 92/content.xml><?xml version="1.0" encoding="utf-8"?>
<math xmlns="http://www.w3.org/1998/Math/MathML" display="block">
  <semantics>
    <mstyle mathsize="10pt">
      <mfrac>
        <mstyle color="silver">
          <mn>.....</mn>
        </mstyle>
        <mn>4</mn>
      </mfrac>
    </mstyle>
    <annotation encoding="StarMath 5.0">size 10{color silver{.....} over {4}}</annotation>
  </semantics>
</math>
</file>

<file path=Object 93/content.xml><?xml version="1.0" encoding="utf-8"?>
<math xmlns="http://www.w3.org/1998/Math/MathML" display="block">
  <semantics>
    <mfrac>
      <mstyle color="silver">
        <mn>.....</mn>
      </mstyle>
      <mn>8</mn>
    </mfrac>
    <annotation encoding="StarMath 5.0">color silver{.....} over {8}</annotation>
  </semantics>
</math>
</file>

<file path=Object 98/content.xml><?xml version="1.0" encoding="utf-8"?>
<math xmlns="http://www.w3.org/1998/Math/MathML" display="block">
  <semantics>
    <mstyle mathsize="10pt">
      <mrow>
        <mo fence="true" stretchy="true">(</mo>
        <mrow>
          <mfrac>
            <mn>1</mn>
            <mn>4</mn>
          </mfrac>
        </mrow>
        <mo fence="true" stretchy="true">)</mo>
      </mrow>
    </mstyle>
    <annotation encoding="StarMath 5.0">size 10{left({1}over{4}right)}</annotation>
  </semantics>
</math>
</file>

<file path=Object 99/content.xml><?xml version="1.0" encoding="utf-8"?>
<math xmlns="http://www.w3.org/1998/Math/MathML" display="block">
  <semantics>
    <mstyle mathsize="10pt">
      <mrow>
        <mo fence="true" stretchy="true">(</mo>
        <mrow>
          <mfrac>
            <mn>6</mn>
            <mn>8</mn>
          </mfrac>
        </mrow>
        <mo fence="true" stretchy="true">)</mo>
      </mrow>
    </mstyle>
    <annotation encoding="StarMath 5.0">size 10{left({6}over{8}right)}</annotation>
  </semantics>
</math>
</file>